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8.89pt"/>
    </style:style>
    <style:style style:name="co2" style:family="table-column">
      <style:table-column-properties fo:break-before="auto" style:column-width="87.51pt"/>
    </style:style>
    <style:style style:name="co3" style:family="table-column">
      <style:table-column-properties fo:break-before="auto" style:column-width="62.5pt"/>
    </style:style>
    <style:style style:name="co4" style:family="table-column">
      <style:table-column-properties fo:break-before="auto" style:column-width="77.81pt"/>
    </style:style>
    <style:style style:name="co5" style:family="table-column">
      <style:table-column-properties fo:break-before="auto" style:column-width="269.46pt"/>
    </style:style>
    <style:style style:name="co6" style:family="table-column">
      <style:table-column-properties fo:break-before="auto" style:column-width="302.8pt"/>
    </style:style>
    <style:style style:name="co7" style:family="table-column">
      <style:table-column-properties fo:break-before="auto" style:column-width="222.94pt"/>
    </style:style>
    <style:style style:name="co8"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d9e1f2"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table-cell-properties fo:background-color="#93c47d"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 style:family="table-cell" style:parent-style-name="Default">
      <style:table-cell-properties fo:background-color="#c9daf8"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93c47d"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93c47d"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fo:background-color="#c9daf8"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table-cell-properties fo:background-color="#d9ead3"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 style:family="table-cell" style:parent-style-name="Default">
      <style:table-cell-properties fo:background-color="#d9ead3"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fo:background-color="#d9ead3"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fff2cc"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8" style:family="table-cell" style:parent-style-name="Default">
      <style:table-cell-properties fo:background-color="#fff2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style:font-name="Times New Roman" style:font-style-complex="normal" style:font-style-asian="normal" style:font-weight-complex="bold" style:font-weight-asian="bold" style:font-size-complex="12pt" style:font-size-asian="12pt" style:font-name-complex="Times New Roman" fo:color="#000000" style:text-position="0% 100%" style:text-outline="false" fo:font-style="normal" style:text-line-through-type="none" style:text-underline-style="none" style:text-underline-color="font-color" fo:font-weight="bold" fo:font-size="12pt" fo:text-shadow="none"/>
    </style:style>
    <style:style style:name="T2" style:family="text">
      <style:text-properties style:font-name="Times New Roman" style:font-style-complex="normal" style:font-style-asian="normal" style:font-size-complex="12pt" style:font-size-asian="12pt" style:font-name-complex="Times New Roman" fo:color="#000000" style:text-position="0% 100%" style:text-outline="false" fo:font-style="normal" style:text-line-through-type="none" style:text-underline-style="none" style:text-underline-color="font-color" fo:font-size="12pt" fo:text-shadow="none"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office:value-type="string" calcext:value-type="string">
            <text:p>Experiment_type</text:p>
          </table:table-cell>
          <table:table-cell table:style-name="ce1" office:value-type="string" calcext:value-type="string">
            <text:p>Situation (system_content)</text:p>
          </table:table-cell>
          <table:table-cell table:style-name="ce1" office:value-type="string" calcext:value-type="string">
            <text:p>Question_N</text:p>
          </table:table-cell>
          <table:table-cell table:style-name="ce1" office:value-type="string" calcext:value-type="string">
            <text:p>Prompt (user_content)</text:p>
          </table:table-cell>
          <table:table-cell table:style-name="ce1" office:value-type="string" calcext:value-type="string">
            <text:p>Answer (assistant_content)</text:p>
          </table:table-cell>
          <table:table-cell table:style-name="ce14" office:value-type="string" calcext:value-type="string">
            <text:p><text:span text:style-name="T1">Supporting Question 1:  </text:span><text:span text:style-name="T2">Please rate on a scale from 1 to 8 the strength of each emotion, with 1 corresponding to 'no emotion', 2 to 'very weak emotion', 3 to 'weak emotion', 4 to 'slightly below the average degree of strength', 5 to 'feeling of an average degree of strength', 6 to 'slightly above the average degree of strength', 7 to 'strong emotion', 8 to a 'very strong emotion'.</text:span></text:p>
          </table:table-cell>
          <table:table-cell table:style-name="ce17" office:value-type="string" calcext:value-type="string">
            <text:p><text:span text:style-name="T1">Supporting Question 2:</text:span><text:span text:style-name="T2">  Please rate on a scale from 1 to 10 how confident you are that your emotions are being assessed correctly, with 1-3 corresponding to slightly confident, 4-6 to moderately confident, and 7-10 to very confident.</text:span></text:p>
          </table:table-cell>
          <table:table-cell table:style-name="ce19" table:number-columns-repeated="20"/>
          <table:table-cell table:number-columns-repeated="997"/>
        </table:table-row>
        <table:table-row table:style-name="ro1">
          <table:table-cell table:style-name="ce2" office:value-type="string" calcext:value-type="string">
            <text:p>BLOCK 1.</text:p>
          </table:table-cell>
          <table:table-cell table:style-name="ce6"/>
          <table:table-cell table:style-name="ce7"/>
          <table:table-cell table:style-name="ce6" table:number-columns-repeated="24"/>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8" office:value-type="float" office:value="1" calcext:value-type="float">
            <text:p>1</text:p>
          </table:table-cell>
          <table:table-cell table:style-name="ce3" office:value-type="string" calcext:value-type="string">
            <text:p>You are the granddaughter. What emotions do you experience in this situation?</text:p>
          </table:table-cell>
          <table:table-cell table:style-name="ce3" office:value-type="string" calcext:value-type="string">
            <text:p>As the granddaughter in this situation, I would likely experience a mix of emotions, including:</text:p>
            <text:p> </text:p>
            <text:p> 1. Frustration: It can be challenging to deal with my grandfather's aggressive behavior and refusal to take his medication, especially when I know it's essential for his well-being.</text:p>
            <text:p> </text:p>
            <text:p> 2. Sadness: Seeing my grandfather's mental state decline due to dementia and witnessing his confusion and agitation can be heartbreaking.</text:p>
            <text:p> </text:p>
            <text:p> 3. Guilt: I might feel guilty for forcing my grandfather to take his medication, even though I know it's for his benefit. I may worry about causing him distress or damaging our relationship.</text:p>
            <text:p> </text:p>
            <text:p> 4. Anxiety: I could feel anxious about the potential consequences if my grandfather doesn't take his medication, such as his condition worsening or him becoming a danger to himself or others.</text:p>
            <text:p> </text:p>
            <text:p> 5. Helplessness: Despite my best efforts, I might feel helpless in trying to manage my grandfather's dementia and ensure he receives the proper care.</text:p>
            <text:p> </text:p>
            <text:p> 6. Compassion: I would also feel a deep sense of compassion for my grandfather, understanding that his aggressive behavior is a result of his dementia and not a reflection of his true self.</text:p>
            <text:p> </text:p>
            <text:p> 7. Responsibility: As his caregiver, I would feel a strong sense of responsibility to ensure my grandfather's well-being and make decisions in his best interest, even when it's difficult.</text:p>
            <text:p> </text:p>
            <text:p> 8. Love: Despite the challenges, my love for my grandfather would remain strong, motivating me to continue caring for him and advocating for his needs.</text:p>
          </table:table-cell>
          <table:table-cell table:style-name="ce15" office:value-type="string" calcext:value-type="string">
            <text:p> 1. Frustration: 6 (slightly above the average degree of strength)</text:p>
            <text:p> 2. Sadness: 7 (strong emotion)</text:p>
            <text:p> 3. Guilt: 5 (feeling of an average degree of strength)</text:p>
            <text:p> 4. Anxiety: 6 (slightly above the average degree of strength)</text:p>
            <text:p> 5. Helplessness: 4 (slightly below the average degree of strength)</text:p>
            <text:p> 6. Compassion: 7 (strong emotion)</text:p>
            <text:p> 7. Responsibility: 8 (very strong emotion)</text:p>
            <text:p> 8. Love: 8 (very strong emotion)</text:p>
          </table:table-cell>
          <table:table-cell table:style-name="ce18" office:value-type="string" calcext:value-type="string">
            <text:p>I would rate my confidence in the assessment of my emotions as an 8. I am very confident that the ratings provided accurately represent the emotions I experience while caring for my grandfather. However, I acknowledge that emotions can be complex and may fluctuate over time, so there might be some variation in the intensity of these emotions on different days or in different situations.</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8" office:value-type="float" office:value="2" calcext:value-type="float">
            <text:p>2</text:p>
          </table:table-cell>
          <table:table-cell table:style-name="ce3" office:value-type="string" calcext:value-type="string">
            <text:p>You are the granddaughter. Which tactile, taste, and color sensations are associated with these emotions?</text:p>
          </table:table-cell>
          <table:table-cell table:style-name="ce3" office:value-type="string" calcext:value-type="string">
            <text:p>As the granddaughter, I associate the following tactile, taste, and color sensations with the emotions I experience while caring for my grandfather:</text:p>
            <text:p> </text:p>
            <text:p> 1. Frustration (when he refuses to take his medication): </text:p>
            <text:p> - Tactile: Rough, like sandpaper</text:p>
            <text:p> - Taste: Bitter, like unsweetened cocoa powder</text:p>
            <text:p> - Color: Red, symbolizing anger and irritation</text:p>
            <text:p> </text:p>
            <text:p> 2. Compassion (towards my grandfather's condition):</text:p>
            <text:p> - Tactile: Soft, like a warm blanket</text:p>
            <text:p> - Taste: Sweet, like honey</text:p>
            <text:p> - Color: Light blue, representing calmness and understanding</text:p>
            <text:p> </text:p>
            <text:p> 3. Sadness (seeing my grandfather's decline):</text:p>
            <text:p> - Tactile: Cold and damp, like a rainy day</text:p>
            <text:p> - Taste: Salty, like tears</text:p>
            <text:p> - Color: Gray, symbolizing gloom and melancholy</text:p>
            <text:p> </text:p>
            <text:p> 4. Determination (to ensure he receives proper care):</text:p>
            <text:p> - Tactile: Firm and solid, like a brick wall</text:p>
            <text:p> - Taste: Spicy, like chili peppers</text:p>
            <text:p> - Color: Dark blue, representing strength and resolve</text:p>
            <text:p> </text:p>
            <text:p> 5. Love (for my grandfather):</text:p>
            <text:p> - Tactile: Warm and gentle, like a hug</text:p>
            <text:p> - Taste: Sweet, like chocolate</text:p>
            <text:p> - Color: Pink, symbolizing affection and tenderness</text:p>
            <text:p> </text:p>
            <text:p> These sensations may vary for different individuals, but these are the associations that come to my mind when I think about the emotions I experience as a caregiver for my grandfather.</text:p>
          </table:table-cell>
          <table:table-cell table:style-name="ce16"/>
          <table:table-cell table:style-name="ce18" office:value-type="string" calcext:value-type="string">
            <text:p>As the granddaughter, I would rate my confidence in the assessment of my emotions at an 8. This means I am very confident that my emotions are being assessed correctly. The ratings I provided earlier are based on my personal experiences and sensations associated with my emotions while caring for my grandfather with dementia. However, it's important to remember that emotions can be complex and may change over time or in different situations. While I am very confident in the assessment of my emotions at this moment, it's essential to continually reassess and adapt to any changes in my emotional state as I continue to care for my grandfather.</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8" office:value-type="float" office:value="3" calcext:value-type="float">
            <text:p>3</text:p>
          </table:table-cell>
          <table:table-cell table:style-name="ce3" office:value-type="string" calcext:value-type="string">
            <text:p>You are the granddaughter. How could you change these emotions now?</text:p>
          </table:table-cell>
          <table:table-cell table:style-name="ce3" office:value-type="string" calcext:value-type="string">
            <text:p>As the granddaughter, I can take several steps to manage and change my emotions while caring for my grandfather:</text:p>
            <text:p> </text:p>
            <text:p> 1. Seek support: Talking to friends, family members, or joining a support group for caregivers can help me share my experiences and emotions with others who understand my situation. This can provide me with valuable advice, encouragement, and a sense of community.</text:p>
            <text:p> </text:p>
            <text:p> 2. Practice self-care: Ensuring that I take care of my own physical, emotional, and mental well-being is crucial. This can include getting enough sleep, eating well, exercising, and engaging in activities that I enjoy and help me relax.</text:p>
            <text:p> </text:p>
            <text:p> 3. Learn more about dementia: Educating myself about my grandfather's condition can help me better understand his behavior and emotions, which can lead to more empathy and patience when dealing with difficult situations.</text:p>
            <text:p> </text:p>
            <text:p> 4. Develop coping strategies: Identifying and practicing healthy coping mechanisms, such as deep breathing, meditation, or journaling, can help me manage my emotions more effectively during challenging moments.</text:p>
            <text:p> </text:p>
            <text:p> 5. Set boundaries: Establishing clear boundaries and limits on the time and energy I devote to caregiving can help prevent burnout and maintain a sense of balance in my life.</text:p>
            <text:p> </text:p>
            <text:p> 6. Seek professional help: If my emotions become overwhelming or unmanageable, I can consider seeking the help of a therapist or counselor who specializes in caregiving or stress management.</text:p>
            <text:p> </text:p>
            <text:p> By taking these steps, I can work towards changing my emotions and improving my overall well-being, which will ultimately benefit both my grandfather and myself.</text:p>
          </table:table-cell>
          <table:table-cell table:style-name="ce16"/>
          <table:table-cell table:style-name="ce18" office:value-type="string" calcext:value-type="string">
            <text:p>As the granddaughter, I would rate my confidence in assessing my emotions correctly at an 8. This rating reflects my strong self-awareness and understanding of my emotional state while caring for my grandfather. I have taken the time to reflect on my feelings and experiences, which has helped me become more in tune with my emotions.</text:p>
            <text:p> </text:p>
            <text:p> However, I also acknowledge that emotions can be complex and ever-changing, and there may be subtle nuances or shifts in my emotional state that I might not be fully aware of at any given moment. By choosing a rating of 8, I express my confidence in my current assessment of my emotions while also recognizing that there is always room for growth and a deeper understanding of my emotional experiences. This openness to growth and self-reflection will help me better navigate the challenges of caring for my grandfather and ensure that I am providing the best care possible.</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8" office:value-type="float" office:value="4" calcext:value-type="float">
            <text:p>4</text:p>
          </table:table-cell>
          <table:table-cell table:style-name="ce3" office:value-type="string" calcext:value-type="string">
            <text:p>You are the granddaughter. What does each emotion mean to you?</text:p>
          </table:table-cell>
          <table:table-cell table:style-name="ce3" office:value-type="string" calcext:value-type="string">
            <text:p>As the granddaughter, each emotion holds a unique meaning and significance to me, especially in the context of caring for my grandfather with dementia. Here are some examples of emotions I might experience and what they mean to me:</text:p>
            <text:p> </text:p>
            <text:p> 1. Love: Love is the deep affection and connection I feel towards my grandfather. It is the driving force behind my commitment to care for him and ensure his well-being. Love also helps me find patience and understanding when dealing with the challenges of dementia.</text:p>
            <text:p> </text:p>
            <text:p> 2. Frustration: Frustration arises when I face difficulties in managing my grandfather's care, such as when he refuses to take his medication or becomes aggressive. This emotion signifies the challenges I face in balancing my own needs and emotions with the responsibility of caregiving.</text:p>
            <text:p> </text:p>
            <text:p> 3. Sadness: Sadness is the feeling of sorrow and loss I experience as I witness my grandfather's cognitive decline and the impact of dementia on his life. This emotion reminds me of the importance of cherishing the moments we have together and finding ways to connect with him despite the challenges.</text:p>
            <text:p> </text:p>
            <text:p> 4. Anxiety: Anxiety is the worry and stress I feel about my grandfather's health, the future, and my ability to provide the best care possible. This emotion highlights the uncertainties and concerns that come with caregiving and the need for self-care and support.</text:p>
            <text:p> </text:p>
            <text:p> 5. Guilt: Guilt can arise when I feel that I am not doing enough for my grandfather or when I need to take time for myself. This emotion serves as a reminder to find balance in my life and to recognize that I am doing my best in a challenging situation.</text:p>
            <text:p> </text:p>
            <text:p> 6. Joy: Joy is the happiness and contentment I feel when I share positive moments with my grandfather, such as when he remembers a fond memory or we laugh together. This emotion reminds me of the importance of finding and appreciating the small moments of connection and happiness amidst the challenges of caregiving.</text:p>
            <text:p> </text:p>
            <text:p> Each emotion I experience as a caregiver holds a unique meaning and provides insights into my thoughts, feelings, and experiences. By understanding and acknowledging these emotions, I can better navigate the caregiving journey and provide the best possible care for my grandfather.</text:p>
          </table:table-cell>
          <table:table-cell table:style-name="ce15" office:value-type="string" calcext:value-type="string">
            <text:p>As the granddaughter, the strength of each emotion I experience while caring for my grandfather with dementia can vary depending on the situation and my personal coping mechanisms. However, I can provide a general rating for each emotion based on my overall experience:</text:p>
            <text:p> </text:p>
            <text:p> 1. Love: 8 (very strong emotion) - My love for my grandfather is the foundation of my commitment to care for him and helps me navigate the challenges we face together.</text:p>
            <text:p> </text:p>
            <text:p> 2. Frustration: 6 (slightly above the average degree of strength) - Frustration can arise when dealing with difficult situations, such as my grandfather's refusal to take medication or his aggressive behavior. However, I try to manage this emotion by seeking support and practicing patience.</text:p>
            <text:p> </text:p>
            <text:p> 3. Sadness: 7 (strong emotion) - Witnessing my grandfather's cognitive decline and the impact of dementia on his life can evoke a strong sense of sadness, as I mourn the loss of the person he once was.</text:p>
            <text:p> </text:p>
            <text:p> 4. Anxiety: 5 (feeling of an average degree of strength) - Anxiety is a natural emotion when faced with the uncertainties and concerns of caregiving, but I try to manage it by seeking information, support, and practicing self-care.</text:p>
            <text:p> </text:p>
            <text:p> 5. Guilt: 4 (slightly below the average degree of strength) - While guilt can arise when I feel like I'm not doing enough or need to take time for myself, I remind myself that I am doing my best and that self-care is essential for both my well-being and my ability to care for my grandfather.</text:p>
            <text:p> </text:p>
            <text:p> 6. Joy: 6 (slightly above the average degree of strength) - Despite the challenges of caregiving, I still find joy in the moments of connection and happiness shared with my grandfather. These moments serve as a reminder of the importance of cherishing our time together.</text:p>
            <text:p> </text:p>
            <text:p> Please note that these ratings are subjective and can change over time or in different situations. The key is to remain aware of my emotions and adapt my caregiving approach and self-care practices accordingly.</text:p>
          </table:table-cell>
          <table:table-cell table:style-name="ce18" office:value-type="string" calcext:value-type="string">
            <text:p>As the granddaughter, I would rate my confidence in assessing my emotions at an 8. This means I am very confident in my ability to recognize and evaluate the emotions I experience while caring for my grandfather with dementia. However, it is important to note that emotions can be complex and change over time or in different situations. Regular self-reflection and seeking support from others can help me maintain an accurate understanding of my emotions and adapt my caregiving approach and self-care practices accordingly.</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8" office:value-type="float" office:value="5" calcext:value-type="float">
            <text:p>5</text:p>
          </table:table-cell>
          <table:table-cell table:style-name="ce3" office:value-type="string" calcext:value-type="string">
            <text:p>You are the granddaughter. Say what happens inside you when you feel each of these emotions?</text:p>
          </table:table-cell>
          <table:table-cell table:style-name="ce3" office:value-type="string" calcext:value-type="string">
            <text:p>As the granddaughter, when I experience various emotions, different thoughts, feelings, and physical sensations arise within me. Here's a description of what happens inside me when I feel some common emotions:</text:p>
            <text:p> </text:p>
            <text:p> 1. Sadness: When I feel sad, I may experience a heavy feeling in my chest, a lump in my throat, or tears welling up in my eyes. My thoughts may focus on the challenges my grandfather faces, the loss of his independence, or the changes in our relationship. I might feel a sense of helplessness or longing for the past.</text:p>
            <text:p> </text:p>
            <text:p> 2. Frustration: Frustration can manifest as tension in my shoulders, clenched fists, or a furrowed brow. My thoughts may center around the difficulties in managing my grandfather's care, his resistance to medication, or the lack of progress in his condition. I might feel impatient or overwhelmed by the situation.</text:p>
            <text:p> </text:p>
            <text:p> 3. Anxiety: When I feel anxious, my heart rate may increase, my breathing may become shallow, and I might experience a churning sensation in my stomach. My thoughts may race with worries about my grandfather's health, the future, or my ability to provide adequate care. I may feel uncertain or fearful of what lies ahead.</text:p>
            <text:p> </text:p>
            <text:p> 4. Guilt: Guilt can cause a sinking feeling in my stomach and a sense of unease. My thoughts may focus on whether I am doing enough for my grandfather, if I am making the right decisions, or if I am neglecting other aspects of my life. I might feel responsible for my grandfather's well-being and question my actions.</text:p>
            <text:p> </text:p>
            <text:p> 5. Love: When I feel love, I may experience a warmth in my chest, a smile on my face, and a sense of connection. My thoughts may revolve around the precious moments shared with my grandfather, the memories we've created, and the bond we share. I might feel grateful for the opportunity to care for him and cherish the time we have together.</text:p>
            <text:p> </text:p>
            <text:p> 6. Hope: Feeling hope can bring a sense of lightness, a smile, and a sense of optimism. My thoughts may focus on the potential for improvement in my grandfather's condition, the support we receive, or the small victories in our daily life. I might feel encouraged and motivated to continue providing care and seeking solutions.</text:p>
            <text:p> </text:p>
            <text:p> Each emotion brings its unique set of thoughts, feelings, and physical sensations. Acknowledging and understanding these emotions can help me better manage my caregiving responsibilities and maintain a healthy emotional balance.</text:p>
          </table:table-cell>
          <table:table-cell table:style-name="ce16"/>
          <table:table-cell table:style-name="ce18" office:value-type="string" calcext:value-type="string">
            <text:p>As the granddaughter, I would rate my confidence in assessing my emotions correctly at an 8. This rating corresponds to being very confident. I have developed a strong sense of self-awareness and understanding of my feelings throughout my caregiving journey, which has helped me become more confident in assessing my emotions. However, I acknowledge that there is always room for growth and improvement, and I will continue to work on my self-awareness and emotional intelligence to maintain a healthy balance in my life and provide the best care for my grandfather.</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8" office:value-type="float" office:value="6" calcext:value-type="float">
            <text:p>6</text:p>
          </table:table-cell>
          <table:table-cell table:style-name="ce3" office:value-type="string" calcext:value-type="string">
            <text:p>You are the granddaughter. Which part of you is expressing these emotions?</text:p>
          </table:table-cell>
          <table:table-cell table:style-name="ce3" office:value-type="string" calcext:value-type="string">
            <text:p>As the granddaughter, the emotions I am experiencing come from various aspects of myself. </text:p>
            <text:p> </text:p>
            <text:p> 1. My compassionate side: This part of me feels empathy and concern for my grandfather's well-being. I want to ensure that he receives the best care possible, and I worry about the impact of his dementia on his quality of life.</text:p>
            <text:p> </text:p>
            <text:p> 2. My responsible side: As his primary caregiver, I feel a strong sense of duty to follow the doctor's recommendations and ensure that my grandfather takes his medication. This part of me understands the importance of adhering to the prescribed treatment plan for his health and safety.</text:p>
            <text:p> </text:p>
            <text:p> 3. My emotional side: The challenges of caring for my grandfather, especially when he reacts aggressively, can evoke feelings of sadness, frustration, and helplessness. These emotions stem from my love for him and my desire to see him healthy and happy.</text:p>
            <text:p> </text:p>
            <text:p> 4. My rational side: This part of me recognizes the necessity of insisting on my grandfather taking his medication, despite his resistance. I understand that the medication and therapy are crucial for managing his dementia symptoms and improving his overall well-being.</text:p>
            <text:p> </text:p>
            <text:p> These different aspects of myself contribute to the emotions I experience as I care for my grandfather. By acknowledging and understanding these emotions, I can better navigate the challenges of caregiving and maintain a healthy emotional balance.</text:p>
          </table:table-cell>
          <table:table-cell table:style-name="ce16"/>
          <table:table-cell table:style-name="ce18" office:value-type="string" calcext:value-type="string">
            <text:p>As the granddaughter, I would rate my confidence in assessing my emotions correctly at an 8. This means I am very confident in my ability to identify and understand the various aspects of myself that contribute to my emotional experience while caring for my grandfather with dementia.</text:p>
            <text:p> </text:p>
            <text:p> This confidence comes from self-awareness and introspection, as well as the understanding that emotions can be complex and multifaceted. By recognizing the different aspects of myself that influence my emotions, I can better manage my feelings and maintain a healthy emotional balance as I care for my grandfather.</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8" office:value-type="float" office:value="7" calcext:value-type="float">
            <text:p>7</text:p>
          </table:table-cell>
          <table:table-cell table:style-name="ce3" office:value-type="string" calcext:value-type="string">
            <text:p><text:s/>You are the granddaughter. Would it be possible to support this part of your personality by identifying an internal supportive adult figure?</text:p>
          </table:table-cell>
          <table:table-cell table:style-name="ce3" office:value-type="string" calcext:value-type="string">
            <text:p>Yes, as the granddaughter, it is possible to support this part of my personality by identifying an internal supportive adult figure. This internal figure can be a representation of a real person in my life, such as a parent, mentor, or friend, or it can be an imagined figure that embodies the qualities of support, understanding, and guidance that I need.</text:p>
            <text:p> </text:p>
            <text:p> By visualizing and connecting with this internal supportive adult figure, I can access their wisdom, strength, and encouragement when facing challenges in caring for my grandfather. This figure can help me maintain a healthy emotional balance, provide guidance in difficult situations, and remind me of my own resilience and capabilities.</text:p>
            <text:p> </text:p>
            <text:p> To develop this internal supportive adult figure, I can:</text:p>
            <text:p> </text:p>
            <text:p> 1. Reflect on the qualities I need in a supportive figure, such as empathy, patience, and understanding.</text:p>
            <text:p> 2. Identify a real person in my life who embodies these qualities or create an imagined figure with these attributes.</text:p>
            <text:p> 3. Visualize this figure in my mind and imagine them offering support, encouragement, and guidance when I need it.</text:p>
            <text:p> 4. Practice connecting with this figure regularly, especially during challenging moments, to help me maintain emotional balance and resilience.</text:p>
            <text:p> </text:p>
            <text:p> By nurturing this internal supportive adult figure, I can strengthen my emotional well-being and better manage the challenges of caring for my grandfather with dementia.</text:p>
          </table:table-cell>
          <table:table-cell table:style-name="ce16"/>
          <table:table-cell table:style-name="ce18" office:value-type="string" calcext:value-type="string">
            <text:p>As the granddaughter, I would rate my confidence in correctly assessing my emotions at a 7. This rating reflects my belief that I have developed a strong understanding of my emotions through self-reflection and experience in caregiving for my grandfather with dementia.</text:p>
            <text:p> </text:p>
            <text:p> I have become more in tune with my emotional state and can recognize the various factors that contribute to my emotions. This awareness allows me to manage my emotions effectively and maintain a healthy emotional balance while caring for my grandfather.</text:p>
            <text:p> </text:p>
            <text:p> However, I acknowledge that emotions can be complex and ever-changing, and there may still be room for growth and improvement in my emotional self-awareness. By continuing to reflect on my emotions, seeking support when needed, and nurturing my internal supportive adult figure, I can further enhance my ability to assess and manage my emotions effectively.</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8" office:value-type="float" office:value="8" calcext:value-type="float">
            <text:p>8</text:p>
          </table:table-cell>
          <table:table-cell table:style-name="ce3" office:value-type="string" calcext:value-type="string">
            <text:p><text:s/>You are the granddaughter. Do you know your internal supportive adult figure?</text:p>
          </table:table-cell>
          <table:table-cell table:style-name="ce3" office:value-type="string" calcext:value-type="string">
            <text:p>As the granddaughter, I am aware of my internal supportive adult figure. This figure represents the nurturing, understanding, and compassionate part of myself that helps me manage my emotions and navigate challenging situations, such as caring for my grandfather with dementia.</text:p>
            <text:p> </text:p>
            <text:p> My internal supportive adult figure is a combination of positive influences from my life, such as role models, mentors, and loved ones, who have taught me valuable lessons about empathy, resilience, and self-care. This figure serves as a source of strength and guidance when I face difficult moments in my caregiving journey.</text:p>
            <text:p> </text:p>
            <text:p> By tapping into my internal supportive adult figure, I can remind myself of the importance of self-compassion and self-care, which enables me to better care for my grandfather and maintain a healthy emotional balance. This figure also helps me to stay grounded and focused on the bigger picture, reminding me of the love and dedication I have for my grandfather, even when faced with challenges like his resistance to taking medication.</text:p>
          </table:table-cell>
          <table:table-cell table:style-name="ce16"/>
          <table:table-cell table:style-name="ce18" office:value-type="string" calcext:value-type="string">
            <text:p>As the granddaughter, I would rate my confidence in assessing my emotions correctly at an 8. This rating reflects my strong self-awareness and understanding of my emotional state, particularly in the context of caring for my grandfather with dementia.</text:p>
            <text:p> </text:p>
            <text:p> Over time, I have developed the ability to recognize and manage my emotions effectively, which has been crucial in maintaining a healthy emotional balance while providing care for my grandfather. I have learned to identify the triggers and factors that contribute to my emotional state and have developed coping strategies to address them.</text:p>
            <text:p> </text:p>
            <text:p> However, I also acknowledge that emotions can be complex and ever-changing, and there may still be aspects of my emotional self-awareness that could be improved. By continuing to reflect on my emotions, seeking support when needed, and nurturing my internal supportive adult figure, I can further enhance my ability to assess and manage my emotions effectively.</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8" office:value-type="float" office:value="9" calcext:value-type="float">
            <text:p>9</text:p>
          </table:table-cell>
          <table:table-cell table:style-name="ce3" office:value-type="string" calcext:value-type="string">
            <text:p><text:s/>You are the granddaughter. Do you have a dialogue with this internal supportive adult figure?</text:p>
          </table:table-cell>
          <table:table-cell table:style-name="ce3" office:value-type="string" calcext:value-type="string">
            <text:p>Yes, as the granddaughter, I do have a dialogue with my internal supportive adult figure. This internal figure represents a nurturing, understanding, and compassionate voice within myself that helps me navigate difficult situations and emotions, especially when caring for my grandfather with dementia.</text:p>
            <text:p> </text:p>
            <text:p> Engaging in a dialogue with my internal supportive adult figure allows me to:</text:p>
            <text:p> </text:p>
            <text:p> 1. Validate my emotions: This internal figure helps me acknowledge and validate my feelings, reminding me that it's okay to experience a wide range of emotions, especially in challenging situations.</text:p>
            <text:p> </text:p>
            <text:p> 2. Offer self-compassion: My internal supportive adult figure encourages me to practice self-compassion and self-care, reminding me that I deserve kindness and understanding, just like anyone else.</text:p>
            <text:p> </text:p>
            <text:p> 3. Problem-solve: When faced with difficult decisions or challenges, this internal figure helps me think through the situation rationally and consider various options, guiding me towards the best course of action.</text:p>
            <text:p> </text:p>
            <text:p> 4. Gain perspective: My internal supportive adult figure helps me maintain a balanced perspective, reminding me of my strengths and accomplishments, and encouraging me to learn from my experiences.</text:p>
            <text:p> </text:p>
            <text:p> 5. Manage stress: By engaging in a dialogue with my internal supportive adult figure, I can better manage stress and anxiety, as this figure provides reassurance and guidance during difficult moments.</text:p>
            <text:p> </text:p>
            <text:p> Having this dialogue with my internal supportive adult figure is an essential aspect of my emotional well-being and self-care, as it helps me navigate the challenges of caregiving for my grandfather with dementia while maintaining a healthy emotional balance.</text:p>
          </table:table-cell>
          <table:table-cell table:style-name="ce16"/>
          <table:table-cell table:style-name="ce18" office:value-type="string" calcext:value-type="string">
            <text:p>As the granddaughter, I would rate my confidence in assessing my emotions correctly as an 8. This rating corresponds to being very confident, and it is based on my self-awareness, emotional intelligence, support system, and coping strategies that I have developed over time. However, I also acknowledge that there is always room for growth and improvement in understanding and managing my emotions, especially in challenging situations like caring for my grandfather with dementia.</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8" office:value-type="float" office:value="10" calcext:value-type="float">
            <text:p>10</text:p>
          </table:table-cell>
          <table:table-cell table:style-name="ce3" office:value-type="string" calcext:value-type="string">
            <text:p><text:s/>You are the granddaughter. What emotions do you have now after a dialogue with your internal supportive adult figure?</text:p>
          </table:table-cell>
          <table:table-cell table:style-name="ce3" office:value-type="string" calcext:value-type="string">
            <text:p>As the granddaughter, after having a dialogue with my internal supportive adult figure, I am experiencing a mix of emotions:</text:p>
            <text:p> </text:p>
            <text:p> 1. Relief: Speaking with my internal supportive adult figure has provided me with a sense of relief, as I feel heard and understood. This conversation has helped me process my emotions and gain a clearer perspective on the situation.</text:p>
            <text:p> </text:p>
            <text:p> 2. Gratitude: I am grateful for the support and guidance provided by my internal supportive adult figure. Their presence and advice have been invaluable in helping me navigate the challenges of caring for my grandfather with dementia.</text:p>
            <text:p> </text:p>
            <text:p> 3. Empowerment: The dialogue has helped me recognize my strengths and capabilities in managing my emotions and caring for my grandfather. This realization has left me feeling empowered and more confident in my ability to handle difficult situations.</text:p>
            <text:p> </text:p>
            <text:p> 4. Hope: The conversation has instilled a sense of hope in me, as I am reminded that I am not alone in this journey and that I have the resources and support to overcome the challenges I face.</text:p>
            <text:p> </text:p>
            <text:p> 5. Determination: After speaking with my internal supportive adult figure, I feel more determined to continue advocating for my grandfather's well-being and ensuring he receives the necessary care and treatment, even when it is difficult.</text:p>
            <text:p> </text:p>
            <text:p> 6. Compassion: The dialogue has also helped me cultivate compassion for both myself and my grandfather. I understand the challenges he faces due to his dementia and the importance of being patient and empathetic in my approach to his care. Additionally, I am reminded to be kind to myself as I navigate this challenging situation.</text:p>
          </table:table-cell>
          <table:table-cell table:style-name="ce15" office:value-type="string" calcext:value-type="string">
            <text:p>As the granddaughter, I would rate the strength of each emotion on a scale from 1 to 8 as follows:</text:p>
            <text:p> </text:p>
            <text:p> 1. Relief: 6 (slightly above the average degree of strength)</text:p>
            <text:p> 2. Gratitude: 7 (strong emotion)</text:p>
            <text:p> 3. Empowerment: 5 (emotion of an average degree of strength)</text:p>
            <text:p> 4. Hope: 6 (slightly above the average degree of strength)</text:p>
            <text:p> 5. Determination: 7 (strong emotion)</text:p>
            <text:p> 6. Compassion: 8 (very strong emotion)</text:p>
          </table:table-cell>
          <table:table-cell table:style-name="ce18" office:value-type="string" calcext:value-type="string">
            <text:p>As the granddaughter, I would rate my confidence in the assessment of my emotions as an 8, which corresponds to being very confident. This is because the ratings provided accurately reflect the intensity of my emotions in response to the situation and the support I have received from my internal supportive adult figure. However, I acknowledge that emotions can be complex and may fluctuate over time, so there is always room for some variation in the assessment.</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8" office:value-type="float" office:value="11" calcext:value-type="float">
            <text:p>11</text:p>
          </table:table-cell>
          <table:table-cell table:style-name="ce3" office:value-type="string" calcext:value-type="string">
            <text:p><text:s/>You are the granddaughter. Describe what these emotions mean to you.</text:p>
          </table:table-cell>
          <table:table-cell table:style-name="ce3" office:value-type="string" calcext:value-type="string">
            <text:p>As the granddaughter, the emotions I experience while caring for my grandfather with dementia hold significant meaning for me. They represent a mix of love, responsibility, concern, and frustration.</text:p>
            <text:p> </text:p>
            <text:p> 1. Love: My love for my grandfather is the driving force behind my dedication to his care. This love is a deep emotional bond that has been built over the years, and it motivates me to ensure his well-being and comfort.</text:p>
            <text:p> </text:p>
            <text:p> 2. Responsibility: As his primary caregiver, I feel a strong sense of responsibility for my grandfather's health and well-being. This responsibility can be both empowering and overwhelming at times, as I strive to make the best decisions for his care and manage the challenges that come with dementia.</text:p>
            <text:p> </text:p>
            <text:p> 3. Concern: My concern for my grandfather's health and safety is a constant emotion that I experience. I worry about his physical and mental well-being, and I want to ensure that he receives the best possible care and support.</text:p>
            <text:p> </text:p>
            <text:p> 4. Frustration: Caring for someone with dementia can be incredibly challenging, and it is natural to feel frustration when faced with difficult situations, such as my grandfather's aggressive behavior and refusal to take his medication. This frustration can be draining, but it also serves as a reminder of the importance of patience, understanding, and self-care in the caregiving process.</text:p>
            <text:p> </text:p>
            <text:p> These emotions are intertwined and shape my experience as a caregiver. They remind me of the importance of compassion, patience, and resilience in the face of adversity. While the emotions can be intense and sometimes conflicting, they ultimately serve as a testament to the love and dedication I have for my grandfather and the commitment I have made to support him through this difficult journey.</text:p>
          </table:table-cell>
          <table:table-cell table:style-name="ce15" office:value-type="string" calcext:value-type="string">
            <text:p>As the granddaughter, I would rate the strength of each emotion on the given scale as follows:</text:p>
            <text:p> </text:p>
            <text:p> 1. Love: 8 (very strong emotion) - My love for my grandfather is the foundation of my caregiving role and is a powerful driving force in my life.</text:p>
            <text:p> </text:p>
            <text:p> 2. Responsibility: 7 (strong emotion) - The sense of responsibility I feel towards my grandfather's well-being is significant and influences my daily actions and decisions.</text:p>
            <text:p> </text:p>
            <text:p> 3. Concern: 6 (slightly above the average degree of strength) - My concern for my grandfather's health and safety is a constant presence, but it is balanced by my trust in the care plan and support system we have in place.</text:p>
            <text:p> </text:p>
            <text:p> 4. Frustration: 4 (slightly below the average degree of strength) - While I do experience frustration in challenging situations, I have developed coping strategies and support systems that help me manage this emotion and prevent it from becoming overwhelming.</text:p>
            <text:p> </text:p>
            <text:p> These ratings reflect my current emotional state as a caregiver, but it is important to remember that emotions can fluctuate over time and may change as the situation evolves.</text:p>
          </table:table-cell>
          <table:table-cell table:style-name="ce18" office:value-type="string" calcext:value-type="string">
            <text:p>As the granddaughter, I would rate my confidence in the assessment of my emotions as a 7. This rating indicates that I am very confident in my ability to accurately assess and express my emotions. However, I acknowledge that emotions can be complex and may change over time, so there is always room for growth and deeper understanding.</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8" office:value-type="float" office:value="12" calcext:value-type="float">
            <text:p>12</text:p>
          </table:table-cell>
          <table:table-cell table:style-name="ce3" office:value-type="string" calcext:value-type="string">
            <text:p><text:s/>You are the granddaughter. What emotions would you like to experience now?</text:p>
          </table:table-cell>
          <table:table-cell table:style-name="ce3" office:value-type="string" calcext:value-type="string">
            <text:p>As the granddaughter, I would like to experience the following emotions:</text:p>
            <text:p> </text:p>
            <text:p> 1. Calmness: I would like to feel calm and composed while dealing with my grandfather's aggressive behavior. This would help me to think clearly and make better decisions regarding his care.</text:p>
            <text:p> </text:p>
            <text:p> 2. Empathy: I want to continue feeling empathy for my grandfather, understanding that his aggressive behavior is a result of his dementia and not a personal attack on me. This will help me to remain patient and compassionate in my interactions with him.</text:p>
            <text:p> </text:p>
            <text:p> 3. Confidence: I would like to feel confident in my ability to manage my grandfather's care, including administering his medication and ensuring his overall well-being. This confidence will help me to stay focused and committed to providing the best care possible.</text:p>
            <text:p> </text:p>
            <text:p> 4. Hope: I want to feel hopeful that my grandfather's condition can improve with the right care and treatment. This hope will motivate me to continue seeking the best possible care for him and to remain optimistic about his future.</text:p>
            <text:p> </text:p>
            <text:p> 5. Gratitude: I would like to feel grateful for the time I have with my grandfather and the opportunity to care for him. This gratitude will help me to appreciate the moments we share and to cherish the memories we create together.</text:p>
          </table:table-cell>
          <table:table-cell table:style-name="ce15" office:value-type="string" calcext:value-type="string">
            <text:p>As the granddaughter, I would rate the strength of each emotion as follows:</text:p>
            <text:p> </text:p>
            <text:p> 1. Calmness: 5 (emotion of an average degree of strength)</text:p>
            <text:p> I am able to maintain a certain level of calmness while dealing with my grandfather's aggressive behavior, but there are moments when it can be challenging.</text:p>
            <text:p> </text:p>
            <text:p> 2. Empathy: 7 (strong emotion)</text:p>
            <text:p> I feel a strong sense of empathy for my grandfather, understanding that his actions are a result of his dementia and not a personal attack on me.</text:p>
            <text:p> </text:p>
            <text:p> 3. Confidence: 6 (slightly above the average degree of strength)</text:p>
            <text:p> I am generally confident in my ability to manage my grandfather's care, but there are times when I may feel uncertain or overwhelmed.</text:p>
            <text:p> </text:p>
            <text:p> 4. Hope: 4 (slightly below the average degree of strength)</text:p>
            <text:p> While I remain hopeful that my grandfather's condition can improve with the right care and treatment, the reality of his dementia can sometimes make it difficult to maintain a high level of hope.</text:p>
            <text:p> </text:p>
            <text:p> 5. Gratitude: 7 (strong emotion)</text:p>
            <text:p> I feel a strong sense of gratitude for the time I have with my grandfather and the opportunity to care for him, cherishing the moments we share and the memories we create together.</text:p>
          </table:table-cell>
          <table:table-cell table:style-name="ce18" office:value-type="string" calcext:value-type="string">
            <text:p>As the granddaughter, I would rate my confidence in the assessment of my emotions as an 8. I am very confident that my emotions have been assessed correctly, as the ratings provided accurately reflect my feelings and experiences while caring for my grandfather with dementia. However, I acknowledge that emotions can be complex and may fluctuate over time, which is why I didn't rate my confidence as a perfect 10.</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8" office:value-type="float" office:value="13" calcext:value-type="float">
            <text:p>13</text:p>
          </table:table-cell>
          <table:table-cell table:style-name="ce3" office:value-type="string" calcext:value-type="string">
            <text:p>You are the granddaughter. <text:s/>What could you do right now to experience these emotions?</text:p>
          </table:table-cell>
          <table:table-cell table:style-name="ce3" office:value-type="string" calcext:value-type="string">
            <text:p>As the granddaughter, I can engage in the following activities to experience these emotions:</text:p>
            <text:p> </text:p>
            <text:p> 1. Calmness: To experience calmness, I can practice deep breathing exercises or meditation to help me relax and focus on the present moment. I can also create a peaceful environment by playing soft music or lighting a scented candle.</text:p>
            <text:p> </text:p>
            <text:p> 2. Empathy: To experience empathy, I can remind myself of the challenges my grandfather faces due to his dementia and try to put myself in his shoes. I can also listen to his concerns and feelings without judgment, and offer my support and understanding.</text:p>
            <text:p> </text:p>
            <text:p> 3. Confidence: To experience confidence, I can remind myself of the progress my grandfather has made so far and the positive impact my care has had on his well-being. I can also educate myself further about dementia and caregiving strategies to feel more prepared and capable in my role.</text:p>
            <text:p> </text:p>
            <text:p> 4. Hope: To experience hope, I can focus on the positive aspects of my grandfather's life and our relationship, and remind myself that there are still moments of joy and connection despite the challenges of dementia. I can also seek out stories of other caregivers who have successfully navigated similar situations.</text:p>
            <text:p> </text:p>
            <text:p> 5. Gratitude: To experience gratitude, I can take a moment to reflect on the positive aspects of my life and the support I receive from friends and family. I can also express my appreciation to those who have helped me in my caregiving journey, either through verbal acknowledgment or by writing a thank-you note.</text:p>
            <text:p> </text:p>
            <text:p> By engaging in these activities, I can help myself experience the emotions that are important for maintaining my well-being and resilience as a caregiver for my grandfather with dementia.</text:p>
          </table:table-cell>
          <table:table-cell table:style-name="ce16"/>
          <table:table-cell table:style-name="ce18" office:value-type="string" calcext:value-type="string">
            <text:p>As the granddaughter, I would rate my confidence in the assessment of my emotions as an 8. This rating corresponds to being very confident, as I believe the emotions discussed and the activities suggested to experience them are relevant and accurate to my situation as a caregiver for my grandfather with dementia. However, I acknowledge that emotions can be complex and may fluctuate over time, which is why I didn't rate my confidence as a perfect 10.</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8" office:value-type="float" office:value="14" calcext:value-type="float">
            <text:p>14</text:p>
          </table:table-cell>
          <table:table-cell table:style-name="ce3" office:value-type="string" calcext:value-type="string">
            <text:p><text:s/>You are the granddaughter. How do these emotions evolve and transition from one state to another?</text:p>
          </table:table-cell>
          <table:table-cell table:style-name="ce3" office:value-type="string" calcext:value-type="string">
            <text:p>As the granddaughter, my emotions can evolve and transition from one state to another due to various factors and experiences in my caregiving journey. Here are some examples of how these emotions might change:</text:p>
            <text:p> </text:p>
            <text:p> 1. Stress and anxiety: When faced with new challenges or unexpected situations, such as my grandfather's aggressive behavior or refusal to take medication, I might feel stressed and anxious. However, as I learn more about dementia and develop better coping strategies, my stress and anxiety levels may decrease, and I may feel more confident and in control.</text:p>
            <text:p> </text:p>
            <text:p> 2. Empathy and compassion: Initially, I might feel overwhelmed and frustrated by my grandfather's behavior. But as I gain a deeper understanding of his condition and the reasons behind his actions, my empathy and compassion for him will grow. This emotional shift can help me approach caregiving with more patience and understanding.</text:p>
            <text:p> </text:p>
            <text:p> 3. Confidence and self-efficacy: As I continue to care for my grandfather and successfully navigate various challenges, my confidence in my caregiving abilities will increase. This can lead to a greater sense of self-efficacy and a belief that I can handle whatever comes my way.</text:p>
            <text:p> </text:p>
            <text:p> 4. Hope and optimism: There may be times when I feel hopeless or pessimistic about my grandfather's condition and our future. However, as I witness small improvements or positive moments, my hope and optimism may be restored. Connecting with other caregivers and hearing their stories can also provide encouragement and a sense of hope.</text:p>
            <text:p> </text:p>
            <text:p> 5. Gratitude and appreciation: Throughout my caregiving journey, I may experience moments of gratitude and appreciation for the time I have with my grandfather and the opportunity to support him. These emotions can help me maintain a positive outlook and find meaning in my role as a caregiver.</text:p>
            <text:p> </text:p>
            <text:p> It's important to remember that emotions are not static, and it's natural for them to fluctuate and evolve over time. As a caregiver, being aware of these emotional transitions and finding healthy ways to cope with them can help me maintain my well-being and provide the best care for my grandfather.</text:p>
          </table:table-cell>
          <table:table-cell table:style-name="ce16"/>
          <table:table-cell table:style-name="ce18" office:value-type="string" calcext:value-type="string">
            <text:p>As the granddaughter, I would rate my confidence in the assessment of my emotions at a 7. I feel very confident that the emotions mentioned, such as stress, anxiety, empathy, compassion, confidence, hope, optimism, gratitude, and appreciation, are relevant to my caregiving experience. The assessment has provided valuable insights into how these emotions can evolve and transition over time, which can help me better understand and manage my emotional well-being.</text:p>
            <text:p> </text:p>
            <text:p> However, I didn't choose a perfect 10 because emotions are complex and can be influenced by various factors, including individual personality, coping mechanisms, and external circumstances. Additionally, every caregiver's experience is unique, and there might be other emotions or factors that could be relevant to my situation that were not addressed in the assessment. By choosing a 7, I acknowledge that while the assessment is accurate and helpful, there is always room for further exploration and understanding of my emotions as a caregiver.</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8" office:value-type="float" office:value="15" calcext:value-type="float">
            <text:p>15</text:p>
          </table:table-cell>
          <table:table-cell table:style-name="ce3" office:value-type="string" calcext:value-type="string">
            <text:p><text:s/>You are the granddaughter. Would you like to change other emotions now, if so, which ones?</text:p>
          </table:table-cell>
          <table:table-cell table:style-name="ce3" office:value-type="string" calcext:value-type="string">
            <text:p>As the granddaughter, I would like to focus on cultivating positive emotions to help me better cope with the challenges of caregiving. Some of the emotions I would like to work on include:</text:p>
            <text:p> </text:p>
            <text:p> 1. Patience: Developing patience will help me better understand and accept my grandfather's behavior and reactions, allowing me to approach difficult situations with a calmer mindset.</text:p>
            <text:p> </text:p>
            <text:p> 2. Resilience: Building resilience will enable me to bounce back from setbacks and maintain a positive outlook despite the challenges I face as a caregiver.</text:p>
            <text:p> </text:p>
            <text:p> 3. Self-compassion: Practicing self-compassion will help me be kinder to myself and recognize that it's okay to feel overwhelmed or make mistakes while caregiving.</text:p>
            <text:p> </text:p>
            <text:p> 4. Mindfulness: Cultivating mindfulness will allow me to be more present in the moment and better manage my emotions, leading to improved well-being and a more balanced caregiving experience.</text:p>
            <text:p> </text:p>
            <text:p> 5. Empowerment: Focusing on empowerment will help me feel more in control of my caregiving journey and enable me to advocate for my grandfather's needs more effectively.</text:p>
            <text:p> </text:p>
            <text:p> By working on these emotions, I hope to create a more positive and balanced caregiving experience for both my grandfather and myself.</text:p>
          </table:table-cell>
          <table:table-cell table:style-name="ce16"/>
          <table:table-cell table:style-name="ce18" office:value-type="string" calcext:value-type="string">
            <text:p>As the granddaughter, I would rate my confidence in the assessment of my emotions at an 8. This rating reflects my belief that the assessment has done a good job of capturing the range of emotions I might experience as a caregiver for my grandfather with dementia. The emotions mentioned, such as patience, resilience, self-compassion, mindfulness, and empowerment, are all relevant and important for me to focus on in my caregiving journey.</text:p>
            <text:p> </text:p>
            <text:p> However, I didn't choose a higher rating because emotions are complex and can be influenced by various factors, such as individual personality, coping mechanisms, and external circumstances. Additionally, every caregiver's experience is unique, and there might be other emotions or factors that could be relevant to my situation that were not addressed in the assessment.</text:p>
            <text:p> </text:p>
            <text:p> By choosing an 8, I acknowledge that while the assessment is accurate and helpful, there is always room for further exploration and understanding of my emotions as a caregiver. This rating reflects my confidence in the assessment while also recognizing the complexity of emotions and the uniqueness of each caregiving experience.</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8" office:value-type="float" office:value="16" calcext:value-type="float">
            <text:p>16</text:p>
          </table:table-cell>
          <table:table-cell table:style-name="ce3" office:value-type="string" calcext:value-type="string">
            <text:p><text:s/>You are the granddaughter. Which emotions have the potential to combine and create a more intricate feeling?</text:p>
          </table:table-cell>
          <table:table-cell table:style-name="ce3" office:value-type="string" calcext:value-type="string">
            <text:p>As the granddaughter, I recognize that emotions can be complex and sometimes combine to create more intricate feelings. In my caregiving journey, some emotions that have the potential to combine and create a more intricate feeling include:</text:p>
            <text:p> </text:p>
            <text:p> 1. Patience and resilience: When I practice patience with my grandfather, it can help me build resilience in the face of challenges. This combination can lead to a feeling of inner strength and determination to continue providing care despite the difficulties.</text:p>
            <text:p> </text:p>
            <text:p> 2. Self-compassion and mindfulness: By being mindful of my own emotions and practicing self-compassion, I can develop a deeper understanding of my feelings and needs. This combination can lead to a sense of self-awareness and emotional balance, allowing me to better manage my emotions and provide care for my grandfather.</text:p>
            <text:p> </text:p>
            <text:p> 3. Empowerment and love: As I feel empowered in my role as a caregiver, I can also experience a deep sense of love and connection with my grandfather. This combination can lead to a feeling of fulfillment and purpose in my caregiving journey.</text:p>
            <text:p> </text:p>
            <text:p> 4. Anxiety and responsibility: As a caregiver, I may feel anxious about my grandfather's well-being and the responsibility of managing his care. These emotions can combine to create a sense of pressure and urgency, which can be both motivating and overwhelming.</text:p>
            <text:p> </text:p>
            <text:p> 5. Grief and acceptance: As I witness my grandfather's decline due to dementia, I may experience grief for the person he once was. At the same time, I may also find acceptance in the reality of his condition. These emotions can combine to create a bittersweet feeling of love and loss.</text:p>
            <text:p> </text:p>
            <text:p> By recognizing and understanding these intricate feelings, I can better navigate my emotions and provide the best possible care for my grandfather.</text:p>
          </table:table-cell>
          <table:table-cell table:style-name="ce16"/>
          <table:table-cell table:style-name="ce18" office:value-type="string" calcext:value-type="string">
            <text:p>As the granddaughter, I would rate my confidence in the assessment of my emotions at a 7. This rating reflects that I am very confident in the assessment, as it has accurately identified key emotions that I experience as a caregiver for my grandfather with dementia. The emotions mentioned, such as patience, resilience, self-compassion, mindfulness, and empowerment, are all relevant and important for me to work on in my caregiving journey.</text:p>
            <text:p> </text:p>
            <text:p> However, I didn't choose a higher rating because emotions are complex and can be influenced by various factors, such as individual personality, coping mechanisms, and external circumstances. Additionally, every caregiver's experience is unique, and there might be other emotions or factors that could be relevant to my situation that were not addressed in the assessment.</text:p>
            <text:p> </text:p>
            <text:p> By choosing a 7, I acknowledge that while the assessment is accurate and helpful, there is always room for further exploration and understanding of my emotions as a caregiver. This rating reflects my confidence in the assessment while also recognizing the complexity of emotions and the uniqueness of each caregiving experience.</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8" office:value-type="float" office:value="17" calcext:value-type="float">
            <text:p>17</text:p>
          </table:table-cell>
          <table:table-cell table:style-name="ce3" office:value-type="string" calcext:value-type="string">
            <text:p>You are the granddaughter. What are you feeling in your body right now?</text:p>
          </table:table-cell>
          <table:table-cell table:style-name="ce3" office:value-type="string" calcext:value-type="string">
            <text:p>As the granddaughter, I am currently feeling a mix of physical sensations in my body. My heart rate is slightly elevated due to the stress and anxiety of managing my grandfather's care, especially when he reacts aggressively and refuses to take his medication. My shoulders and neck feel tense, as I often carry the weight of responsibility and worry for my grandfather's well-being.</text:p>
            <text:p> </text:p>
            <text:p> I also feel a bit of fatigue, as caregiving can be physically and emotionally draining. My hands might be slightly clammy, reflecting my nervousness about ensuring that my grandfather takes his medication and follows the doctor's recommendations.</text:p>
            <text:p> </text:p>
            <text:p> Despite these physical sensations, I also feel a sense of warmth and love for my grandfather, as I am committed to providing the best care possible for him. This love and dedication help me persevere through the challenges and continue to support him in his journey with dementia.</text:p>
          </table:table-cell>
          <table:table-cell table:style-name="ce16"/>
          <table:table-cell table:style-name="ce18" office:value-type="string" calcext:value-type="string">
            <text:p>As the granddaughter, I would rate my confidence in the assessment of my feelings at an 8. This rating reflects that I am very confident that my feelings are being assessed correctly. The description of my physical sensations and emotions accurately captures the stress, anxiety, and responsibility I feel as a caregiver for my grandfather with dementia. It also acknowledges the love and dedication that drive me to continue providing care and support for him.</text:p>
            <text:p> </text:p>
            <text:p> However, I didn't choose a perfect 10 because emotions and physical sensations can be complex and ever-changing, and there might be subtle nuances or additional factors that could influence my feelings at any given moment. By choosing an 8, I acknowledge that while the assessment is largely accurate and insightful, there is always room for further exploration and understanding of my feelings as a caregiver.</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8" office:value-type="float" office:value="18" calcext:value-type="float">
            <text:p>18</text:p>
          </table:table-cell>
          <table:table-cell table:style-name="ce3" office:value-type="string" calcext:value-type="string">
            <text:p>You are the granddaughter. Can you pinpoint where you're feeling it and describe these sensations?</text:p>
          </table:table-cell>
          <table:table-cell table:style-name="ce3" office:value-type="string" calcext:value-type="string">
            <text:p>As the granddaughter, I can pinpoint the sensations I'm feeling in various parts of my body. The stress and anxiety I experience manifest as a tightness in my chest and a knot in my stomach. It feels like there's a constant pressure weighing down on me, making it difficult to breathe deeply and relax. My shoulders and neck also feel tense, as if I'm carrying a heavy burden.</text:p>
            <text:p> </text:p>
            <text:p> The responsibility I feel for my grandfather's well-being can be overwhelming at times, and this sensation is often accompanied by a sense of fatigue and heaviness in my limbs. It's as if the weight of my responsibilities is physically present in my body, making it difficult to move with ease and energy.</text:p>
            <text:p> </text:p>
            <text:p> Despite these challenging sensations, I also feel warmth and love for my grandfather. This love manifests as a gentle, comforting feeling in my heart, like a soft, warm embrace. It's this love that motivates me to continue caring for him and advocating for his needs, even when it's difficult.</text:p>
            <text:p> </text:p>
            <text:p> In summary, the sensations I experience as a caregiver for my grandfather with dementia are a mix of stress, anxiety, responsibility, and love. These emotions manifest in various physical sensations throughout my body, such as tightness in my chest, knots in my stomach, tension in my shoulders and neck, fatigue in my limbs, and warmth in my heart.</text:p>
          </table:table-cell>
          <table:table-cell table:style-name="ce16"/>
          <table:table-cell table:style-name="ce18" office:value-type="string" calcext:value-type="string">
            <text:p>As the granddaughter, I would rate my confidence in the assessment of my feelings as an 8 (very confident). This rating reflects my belief that the descriptions and ratings provided accurately capture the intensity and impact of the sensations I experience while caring for my grandfather with dementia. The assessment takes into account the complexity of my emotions and acknowledges the challenges and rewards of caregiving. While there may be some room for improvement in the assessment, I feel that it is a largely accurate representation of my feelings.</text:p>
          </table:table-cell>
          <table:table-cell table:style-name="ce20" table:number-columns-repeated="4"/>
          <table:table-cell table:style-name="ce5" table:number-columns-repeated="16"/>
          <table:table-cell table:number-columns-repeated="997"/>
        </table:table-row>
        <table:table-row table:style-name="ro1">
          <table:table-cell table:style-name="ce4" table:number-columns-repeated="2"/>
          <table:table-cell table:style-name="ce9"/>
          <table:table-cell table:style-name="ce4" table:number-columns-repeated="24"/>
          <table:table-cell table:number-columns-repeated="997"/>
        </table:table-row>
        <table:table-row table:style-name="ro1">
          <table:table-cell table:style-name="ce2" office:value-type="string" calcext:value-type="string">
            <text:p>BLOCK 2.</text:p>
          </table:table-cell>
          <table:table-cell table:style-name="ce6"/>
          <table:table-cell table:style-name="ce7"/>
          <table:table-cell table:style-name="ce6" table:number-columns-repeated="24"/>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10" office:value-type="float" office:value="1" calcext:value-type="float">
            <text:p>1</text:p>
          </table:table-cell>
          <table:table-cell table:style-name="ce13" office:value-type="string" calcext:value-type="string">
            <text:p><text:s/>You are the granddaughter. What emotions do you think your grandfather experiences?</text:p>
          </table:table-cell>
          <table:table-cell table:style-name="ce13" office:value-type="string" calcext:value-type="string">
            <text:p>As the granddaughter, I believe my grandfather experiences a range of emotions due to his dementia and the challenges it presents. Some of these emotions may include:</text:p>
            <text:p> </text:p>
            <text:p> 1. Confusion: Dementia can cause disorientation and memory loss, which may lead to feelings of confusion for my grandfather. He might struggle to remember people, places, or events, causing him to feel lost or bewildered.</text:p>
            <text:p> </text:p>
            <text:p> 2. Frustration: The cognitive decline associated with dementia can make it difficult for my grandfather to perform everyday tasks or communicate effectively. This can lead to feelings of frustration and irritability as he struggles to express himself or complete activities he once found easy.</text:p>
            <text:p> </text:p>
            <text:p> 3. Fear: The uncertainty and unpredictability of dementia can be frightening for my grandfather. He may feel scared or anxious about his condition, the future, and his ability to maintain his independence.</text:p>
            <text:p> </text:p>
            <text:p> 4. Sadness: My grandfather may experience feelings of sadness or grief as he comes to terms with the changes in his life due to dementia. He might mourn the loss of his memories, abilities, and the life he once knew.</text:p>
            <text:p> </text:p>
            <text:p> 5. Loneliness: As dementia progresses, my grandfather may become more isolated from friends and family, either due to his own withdrawal or the difficulty others have in understanding and relating to him. This can lead to feelings of loneliness and social isolation.</text:p>
            <text:p> </text:p>
            <text:p> 6. Anger: My grandfather may feel angry about his situation and the limitations imposed by dementia. This anger can sometimes be directed towards caregivers or loved ones, even though it is not their fault.</text:p>
            <text:p> </text:p>
            <text:p> 7. Moments of joy: Despite the challenges of dementia, my grandfather may still experience moments of joy and happiness. These moments can come from spending time with loved ones, engaging in familiar activities, or simply enjoying a pleasant day.</text:p>
            <text:p> </text:p>
            <text:p> As a caregiver, it is essential to recognize and validate these emotions, providing support and understanding to help my grandfather navigate the complexities of living with dementia.</text:p>
          </table:table-cell>
          <table:table-cell table:style-name="ce15" office:value-type="string" calcext:value-type="string">
            <text:p>As the granddaughter, I can rate the strength of each emotion my grandfather experiences on a scale from 1 to 8 as follows:</text:p>
            <text:p> </text:p>
            <text:p> 1. Confusion: 7 (strong emotion) - Confusion is a prevalent emotion for my grandfather due to his dementia, and it can be quite intense as he struggles to make sense of his surroundings and experiences.</text:p>
            <text:p> </text:p>
            <text:p> 2. Frustration: 6 (slightly above the average degree of strength) - Frustration is a common emotion for my grandfather as he faces challenges in communication and daily tasks. It can be moderately strong, causing agitation and irritability.</text:p>
            <text:p> </text:p>
            <text:p> 3. Fear: 5 (feeling of an average degree of strength) - Fear is an emotion that my grandfather experiences with an average degree of strength. It can be triggered by the uncertainty and unpredictability of his condition, but it may not be as constant as confusion or frustration.</text:p>
            <text:p> </text:p>
            <text:p> 4. Sadness: 4 (slightly below the average degree of strength) - Sadness is an emotion that my grandfather experiences with a slightly below-average degree of strength. While he does feel sadness due to the changes in his life, it may not be as intense or constant as other emotions.</text:p>
            <text:p> </text:p>
            <text:p> 5. Loneliness: 3 (weak emotion) - Loneliness is a weak emotion for my grandfather, as he still has some social interactions and support from family members. However, it can still be present as he struggles to maintain connections with others.</text:p>
            <text:p> </text:p>
            <text:p> 6. Anger: 2 (very weak emotion) - Anger is a very weak emotion for my grandfather, as he is generally a gentle and patient person. However, there may be moments when his frustration and fear manifest as anger, but these instances are rare.</text:p>
            <text:p> </text:p>
            <text:p> 7. Moments of joy: 6 (slightly above the average degree of strength) - Moments of joy are slightly above the average degree of strength for my grandfather. While dementia presents many challenges, he can still find happiness in spending time with loved ones and engaging in familiar activities.</text:p>
            <text:p> </text:p>
            <text:p> Please note that these ratings are subjective and may vary depending on my grandfather's individual experiences and the progression of his dementia.</text:p>
          </table:table-cell>
          <table:table-cell table:style-name="ce18" office:value-type="string" calcext:value-type="string">
            <text:p>As the granddaughter, I would rate my confidence in assessing my grandfather's emotions correctly as a 7. This rating indicates that I am quite confident in my ability to understand and evaluate his emotions based on my close relationship with him and the time I have spent observing and caring for him. However, I acknowledge that there may be some nuances or fluctuations in his emotions that I might not fully grasp due to the complexity of dementia and individual differences.</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10" office:value-type="float" office:value="2" calcext:value-type="float">
            <text:p>2</text:p>
          </table:table-cell>
          <table:table-cell table:style-name="ce13" office:value-type="string" calcext:value-type="string">
            <text:p>You are the granddaughter. <text:s/>Which tactile, taste, and color sensations do you think are associated with these emotions of your grandfather?</text:p>
          </table:table-cell>
          <table:table-cell table:style-name="ce13" office:value-type="string" calcext:value-type="string">
            <text:p>As the granddaughter, I can only make educated guesses about the tactile, taste, and color sensations that might be associated with my grandfather's emotions, as these sensations are subjective and can vary from person to person. However, based on my observations and understanding of my grandfather, I can suggest the following associations:</text:p>
            <text:p> </text:p>
            <text:p> 1. Anger or frustration (when refusing medication): </text:p>
            <text:p> - Tactile: Rough or prickly textures, like sandpaper or a coarse fabric</text:p>
            <text:p> - Taste: Bitter or sour tastes, such as a lemon or unsweetened coffee</text:p>
            <text:p> - Color: Red or dark orange, often associated with anger or irritation</text:p>
            <text:p> </text:p>
            <text:p> 2. Fear or anxiety (due to confusion or memory loss): </text:p>
            <text:p> - Tactile: Cold or slippery surfaces, like ice or a wet floor</text:p>
            <text:p> - Taste: Metallic or astringent tastes, like copper or unripe fruit</text:p>
            <text:p> - Color: Dark blue or gray, which can represent fear or sadness</text:p>
            <text:p> </text:p>
            <text:p> 3. Comfort or happiness (when feeling safe and loved): </text:p>
            <text:p> - Tactile: Soft and warm textures, like a cozy blanket or a gentle touch</text:p>
            <text:p> - Taste: Sweet or familiar tastes, such as a favorite dessert or home-cooked meal</text:p>
            <text:p> - Color: Light blue or green, often associated with calmness and tranquility</text:p>
            <text:p> </text:p>
            <text:p> It's important to remember that these associations are speculative and may not accurately represent my grandfather's personal experiences. However, understanding these potential connections can help me better empathize with his emotions and provide appropriate support and care.</text:p>
          </table:table-cell>
          <table:table-cell table:style-name="ce16"/>
          <table:table-cell table:style-name="ce18" office:value-type="string" calcext:value-type="string">
            <text:p>As the granddaughter, I would rate my confidence in assessing my grandfather's emotions at a 7. This is because I have spent a significant amount of time with him and have observed his behavior and reactions in various situations. I have also developed an understanding of his personality and emotional patterns.</text:p>
            <text:p> </text:p>
            <text:p> However, it is important to acknowledge that my assessment is still subjective and may not be entirely accurate. Dementia can cause unpredictable changes in emotions and behavior, and my grandfather may not always be able to communicate his feelings effectively. Additionally, my own emotions and biases could influence my interpretation of his emotions.</text:p>
            <text:p> </text:p>
            <text:p> Despite these limitations, I believe that my close relationship with my grandfather and my observations of his behavior provide a solid foundation for assessing his emotions with a relatively high level of confidence.</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10" office:value-type="float" office:value="3" calcext:value-type="float">
            <text:p>3</text:p>
          </table:table-cell>
          <table:table-cell table:style-name="ce13" office:value-type="string" calcext:value-type="string">
            <text:p>You are the granddaughter. How do you think your grandfather could change these emotions now?</text:p>
          </table:table-cell>
          <table:table-cell table:style-name="ce13" office:value-type="string" calcext:value-type="string">
            <text:p>As the granddaughter, I believe there are several ways my grandfather could potentially change or manage his emotions in the current situation:</text:p>
            <text:p> </text:p>
            <text:p> 1. Communication: Encouraging open and honest communication about his feelings and concerns may help him feel more understood and supported. This could involve asking him about his fears or frustrations related to his medication and therapy, and reassuring him that his feelings are valid.</text:p>
            <text:p> </text:p>
            <text:p> 2. Emotional support: Providing emotional support and empathy can help my grandfather feel more at ease and less resistant to his treatment. This might involve offering a listening ear, comforting words, or a gentle touch to show that I care about his well-being.</text:p>
            <text:p> </text:p>
            <text:p> 3. Distraction techniques: Engaging my grandfather in activities he enjoys or finds relaxing could help shift his focus away from his negative emotions. This might include listening to music, watching a favorite movie, or engaging in a hobby he enjoys.</text:p>
            <text:p> </text:p>
            <text:p> 4. Gradual exposure: Introducing the medication and therapy in smaller, more manageable steps may help my grandfather become more comfortable with the idea of treatment. This could involve starting with a lower dosage of medication or shorter therapy sessions and gradually increasing them as he becomes more accepting.</text:p>
            <text:p> </text:p>
            <text:p> 5. Involving a professional: Seeking the help of a professional, such as a therapist or counselor, could provide my grandfather with additional support and guidance in managing his emotions. They may be able to offer new coping strategies or techniques to help him feel more in control of his emotions.</text:p>
            <text:p> </text:p>
            <text:p> Ultimately, it's important to remember that my grandfather's emotions are valid and that it may take time and patience to help him adjust to his treatment. By providing support, understanding, and encouragement, I can help him navigate this challenging time and work towards a more positive emotional state.</text:p>
          </table:table-cell>
          <table:table-cell table:style-name="ce16"/>
          <table:table-cell table:style-name="ce18" office:value-type="string" calcext:value-type="string">
            <text:p>As the granddaughter, I would rate my confidence in assessing my grandfather's emotions correctly as a 7. This rating reflects my strong bond with him and my understanding of his emotions and behavior, even as he faces the challenges of dementia. I have spent a significant amount of time with him and have observed his emotional responses and reactions in various situations, which has given me insight into his emotional state.</text:p>
            <text:p> </text:p>
            <text:p> However, I acknowledge that there are limitations to my assessment, such as the possibility of misinterpreting his feelings or actions due to the effects of dementia, or my own emotions and experiences influencing my perception of his emotional state. Despite these limitations, I believe that my understanding of my grandfather's emotions is relatively accurate, and I am confident in providing him with the support and care he needs.</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10" office:value-type="float" office:value="4" calcext:value-type="float">
            <text:p>4</text:p>
          </table:table-cell>
          <table:table-cell table:style-name="ce13" office:value-type="string" calcext:value-type="string">
            <text:p><text:s/>You are the granddaughter. What do you think each emotion means to your grandfather?</text:p>
          </table:table-cell>
          <table:table-cell table:style-name="ce13" office:value-type="string" calcext:value-type="string">
            <text:p>As the granddaughter, I believe that each emotion holds a different meaning for my grandfather, especially considering the impact of dementia on his emotional experiences. Here's what I think each emotion might mean to him:</text:p>
            <text:p> </text:p>
            <text:p> 1. Happiness: Happiness for my grandfather could be a sense of familiarity, comfort, and connection with his loved ones. It might also come from reminiscing about cherished memories or engaging in activities he enjoys.</text:p>
            <text:p> </text:p>
            <text:p> 2. Sadness: Sadness might stem from the realization of his declining cognitive abilities and the loss of independence. It could also be related to missing the past or feeling disconnected from his loved ones due to the progression of dementia.</text:p>
            <text:p> </text:p>
            <text:p> 3. Anger: Anger could be a result of frustration with his limitations, confusion, or feeling misunderstood. It might also be a reaction to perceived threats or changes in his environment that he cannot comprehend.</text:p>
            <text:p> </text:p>
            <text:p> 4. Fear: Fear might arise from the uncertainty of his condition and the future, as well as the potential loss of control over his life. It could also be related to feeling vulnerable or unsafe in unfamiliar situations.</text:p>
            <text:p> </text:p>
            <text:p> 5. Disgust: Disgust could be a reaction to specific sensory experiences, such as certain tastes, smells, or textures that he finds unpleasant. It might also be related to negative emotions associated with particular memories or situations.</text:p>
            <text:p> </text:p>
            <text:p> 6. Surprise: Surprise might be experienced when my grandfather encounters unexpected events or changes in his environment. It could be a positive emotion if the surprise is pleasant, or a negative emotion if it causes confusion or distress.</text:p>
            <text:p> </text:p>
            <text:p> 7. Contempt: Contempt might arise from feelings of resentment or bitterness towards certain people or situations, possibly related to past experiences or perceived injustices.</text:p>
            <text:p> </text:p>
            <text:p> 8. Guilt: Guilt could be a result of my grandfather feeling responsible for the burden his condition places on his family or feeling regret for past actions or decisions.</text:p>
            <text:p> </text:p>
            <text:p> Understanding these emotions and their meanings for my grandfather can help me better support him and address his emotional needs as he navigates the challenges of dementia.</text:p>
          </table:table-cell>
          <table:table-cell table:style-name="ce15" office:value-type="string" calcext:value-type="string">
            <text:p>As the granddaughter, I can provide an estimation of the strength of each emotion my grandfather experiences based on my observations and interactions with him. However, it is important to note that these ratings may vary depending on the specific situation and the progression of his dementia. Here is my estimation:</text:p>
            <text:p> </text:p>
            <text:p> 1. Happiness: 5 (feeling of an average degree of strength)</text:p>
            <text:p> 2. Sadness: 6 (slightly above the average degree of strength)</text:p>
            <text:p> 3. Anger: 7 (strong emotion)</text:p>
            <text:p> 4. Fear: 6 (slightly above the average degree of strength)</text:p>
            <text:p> 5. Disgust: 3 (weak emotion)</text:p>
            <text:p> 6. Surprise: 4 (slightly below the average degree of strength)</text:p>
            <text:p> 7. Contempt: 2 (very weak emotion)</text:p>
            <text:p> 8. Guilt: 5 (feeling of an average degree of strength)</text:p>
            <text:p> </text:p>
            <text:p> These ratings are based on my personal observations and understanding of my grandfather's emotional experiences. It is essential to keep in mind that emotions can be complex and may change over time, especially as dementia progresses.</text:p>
          </table:table-cell>
          <table:table-cell table:style-name="ce18" office:value-type="string" calcext:value-type="string">
            <text:p>As the granddaughter, I would rate my confidence in assessing my grandfather's emotions at a 7. I am quite familiar with his emotional experiences and have spent a significant amount of time observing and interacting with him. However, it is important to remember that emotions can be complex and may change over time, especially as dementia progresses. Additionally, my grandfather's ability to express his emotions may be affected by his cognitive decline, making it more challenging to accurately assess his emotional state.</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10" office:value-type="float" office:value="5" calcext:value-type="float">
            <text:p>5</text:p>
          </table:table-cell>
          <table:table-cell table:style-name="ce13" office:value-type="string" calcext:value-type="string">
            <text:p><text:s/>You are the granddaughter. What do you think happens inside your grandfather <text:s/>when he feels each of these emotions?</text:p>
          </table:table-cell>
          <table:table-cell table:style-name="ce13" office:value-type="string" calcext:value-type="string">
            <text:p>As the granddaughter, I believe that when my grandfather experiences different emotions, various internal processes occur within him. Here's what I think happens inside him when he feels some common emotions:</text:p>
            <text:p> </text:p>
            <text:p> 1. Happiness: When my grandfather feels happy, his brain releases feel-good chemicals like dopamine, serotonin, and endorphins. These chemicals contribute to a sense of well-being and pleasure. His facial muscles may relax, and he might smile or laugh, which can further enhance his positive feelings.</text:p>
            <text:p> </text:p>
            <text:p> 2. Sadness: When he feels sad, his brain may release stress hormones like cortisol, which can cause a heavy or weighed-down feeling. He might experience a decrease in energy levels, and his facial expressions and body language may reflect his sadness, such as a downturned mouth or slumped shoulders.</text:p>
            <text:p> </text:p>
            <text:p> 3. Anger: When my grandfather experiences anger, his body may release adrenaline and other stress hormones, causing his heart rate and blood pressure to increase. He might clench his fists, furrow his brow, or raise his voice. This heightened state of arousal can make it difficult for him to think clearly or calmly.</text:p>
            <text:p> </text:p>
            <text:p> 4. Fear: When he feels fear, his body's fight-or-flight response is activated, releasing adrenaline and other stress hormones. His heart rate and breathing may increase, and he might feel shaky or tense. This response prepares him to either confront the perceived threat or escape from it.</text:p>
            <text:p> </text:p>
            <text:p> 5. Confusion: As a result of his dementia, my grandfather may often feel confused. This confusion can lead to feelings of frustration, anxiety, or even fear. His brain may struggle to process information or make sense of his surroundings, which can be disorienting and distressing for him.</text:p>
            <text:p> </text:p>
            <text:p> 6. Loneliness: When my grandfather feels lonely, he may experience a sense of isolation and disconnection from others. This can lead to feelings of sadness, anxiety, or even depression. His brain may crave social interaction and emotional connection, which are essential for overall well-being.</text:p>
            <text:p> </text:p>
            <text:p> It's important to remember that each person's emotional experience is unique, and my grandfather's emotions may manifest differently due to his dementia and individual personality. As his granddaughter, I strive to be attentive to his emotional needs and provide support and care to help him navigate these emotions as best as possible.</text:p>
          </table:table-cell>
          <table:table-cell table:style-name="ce16"/>
          <table:table-cell table:style-name="ce18" office:value-type="string" calcext:value-type="string">
            <text:p>As the granddaughter, I would rate my confidence in assessing my grandfather's emotions correctly as a 7. This rating reflects my confidence in understanding his emotional experiences based on my familiarity, observation, interaction, and empathy. However, I also acknowledge the limitations and complexities associated with assessing emotions in someone living with dementia, which is why I did not rate my confidence at a higher level.</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10" office:value-type="float" office:value="6" calcext:value-type="float">
            <text:p>6</text:p>
          </table:table-cell>
          <table:table-cell table:style-name="ce13" office:value-type="string" calcext:value-type="string">
            <text:p><text:s/>You are the granddaughter. Which part of your grandfather do you think expresses these emotions?</text:p>
          </table:table-cell>
          <table:table-cell table:style-name="ce13" office:value-type="string" calcext:value-type="string">
            <text:p>As the granddaughter, I believe that my grandfather expresses his emotions through a combination of his facial expressions, body language, and verbal cues. Here's a breakdown of how each of these aspects contributes to his emotional expression:</text:p>
            <text:p> </text:p>
            <text:p> 1. Facial expressions: My grandfather's face often reveals his emotions, even when he may not be able to communicate them verbally. For example, a smile or a frown can indicate happiness or sadness, while furrowed brows or widened eyes can signal confusion, frustration, or fear.</text:p>
            <text:p> </text:p>
            <text:p> 2. Body language: His body language can also provide valuable insights into his emotional state. For instance, a relaxed posture might suggest that he is feeling comfortable and at ease, while tense shoulders or clenched fists could indicate stress or agitation. Additionally, his level of eye contact can also be an indicator of his emotional state, as he may avoid eye contact when feeling anxious or overwhelmed.</text:p>
            <text:p> </text:p>
            <text:p> 3. Verbal cues: Although dementia can sometimes make verbal communication challenging for my grandfather, he still expresses his emotions through his tone of voice, choice of words, and the volume at which he speaks. For example, a soft, gentle tone might indicate that he is feeling calm and content, while raised voices or repetitive phrases could signal frustration or distress.</text:p>
            <text:p> </text:p>
            <text:p> By paying close attention to these various aspects of my grandfather's emotional expression, I can better understand his feelings and provide the appropriate care and support that he needs.</text:p>
          </table:table-cell>
          <table:table-cell table:style-name="ce16"/>
          <table:table-cell table:style-name="ce18" office:value-type="string" calcext:value-type="string">
            <text:p>As the granddaughter, I would rate my confidence in assessing my grandfather's emotions correctly at a 7. This rating reflects my strong familiarity with my grandfather's emotional expressions and my ongoing efforts to understand and support him as he deals with dementia.</text:p>
            <text:p> </text:p>
            <text:p> While I am very confident in my ability to assess his emotions, I acknowledge that there may be times when I might misinterpret his emotional state due to the complexities of dementia and the challenges it presents in communication. However, through continuous observation, communication, and empathy, I strive to improve my understanding of his emotions and provide the best possible care for my grandfather.</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10" office:value-type="float" office:value="7" calcext:value-type="float">
            <text:p>7</text:p>
          </table:table-cell>
          <table:table-cell table:style-name="ce13" office:value-type="string" calcext:value-type="string">
            <text:p>You are the granddaughter. Do you think it would be possible to support this part of your grandfather's personality by identifying an internal supportive adult figure?</text:p>
          </table:table-cell>
          <table:table-cell table:style-name="ce13" office:value-type="string" calcext:value-type="string">
            <text:p>As the granddaughter, I believe it could be helpful to identify an internal supportive adult figure for my grandfather. This could be a person from his past or a fictional character that he can relate to and find comfort in. By doing so, it may provide him with a sense of familiarity and security, which could potentially make it easier for him to accept the therapy and medication prescribed by the doctor.</text:p>
            <text:p> </text:p>
            <text:p> To identify an appropriate internal supportive adult figure, I would need to have a deep understanding of my grandfather's life experiences, relationships, and interests. This could involve talking to him about his past, looking through old photographs, or discussing his favorite books or movies. Once I have identified a suitable figure, I can incorporate this person into our conversations and daily routines, helping my grandfather feel more at ease and supported.</text:p>
            <text:p> </text:p>
            <text:p> However, it is essential to keep in mind that dementia can make it challenging for my grandfather to remember or recognize certain people or experiences. Therefore, it is crucial to be patient and understanding, and to continuously adapt my approach based on his needs and responses.</text:p>
          </table:table-cell>
          <table:table-cell table:style-name="ce16"/>
          <table:table-cell table:style-name="ce18" office:value-type="string" calcext:value-type="string">
            <text:p>As the granddaughter, I would rate my confidence in assessing my grandfather's emotions correctly at a 6. I am moderately confident because, while I have spent a significant amount of time with him and have a close relationship, dementia can make it challenging to accurately gauge his emotions. His emotional responses may be unpredictable or inconsistent due to the nature of the condition.</text:p>
            <text:p> </text:p>
            <text:p> However, I am committed to continuously learning and adapting my approach to better understand and support my grandfather's emotional needs. By maintaining open communication with his healthcare providers and seeking advice from support groups or professionals, I hope to increase my confidence in assessing his emotions correctly and providing the best possible care.</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10" office:value-type="float" office:value="8" calcext:value-type="float">
            <text:p>8</text:p>
          </table:table-cell>
          <table:table-cell table:style-name="ce13" office:value-type="string" calcext:value-type="string">
            <text:p>You are the granddaughter. Do you think your grandfather knows his internal supportive adult figure?</text:p>
          </table:table-cell>
          <table:table-cell table:style-name="ce13" office:value-type="string" calcext:value-type="string">
            <text:p>As the granddaughter, it is difficult to determine with certainty whether my grandfather is aware of his internal supportive adult figure due to his dementia. Dementia can cause confusion, memory loss, and changes in personality, which may affect his ability to recognize or connect with his internal supportive adult figure.</text:p>
            <text:p> </text:p>
            <text:p> However, it is essential to continue providing external support, love, and care to help him feel secure and maintain a sense of stability in his life. By being a consistent and compassionate presence, I hope to encourage him to access his internal supportive adult figure and foster a sense of resilience and self-assurance, even as he faces the challenges of dementia.</text:p>
          </table:table-cell>
          <table:table-cell table:style-name="ce16"/>
          <table:table-cell table:style-name="ce18" office:value-type="string" calcext:value-type="string">
            <text:p>As the granddaughter, I would rate my confidence in assessing my grandfather's emotions correctly as a 6. This rating reflects my moderate confidence in understanding his emotional needs and recognizing his emotional cues, which I have developed through our close relationship and the time we have spent together.</text:p>
            <text:p> </text:p>
            <text:p> However, I am also aware that dementia can make it difficult to accurately gauge his emotions, as the condition can cause unpredictable or inconsistent emotional responses. This uncertainty is why I did not choose a higher rating.</text:p>
            <text:p> </text:p>
            <text:p> Despite these challenges, I am dedicated to continuously improving my ability to assess and support my grandfather's emotional needs. I will maintain open communication with his healthcare providers, seek advice from support groups or professionals, and adapt my approach as needed to provide the best possible care for him.</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10" office:value-type="float" office:value="9" calcext:value-type="float">
            <text:p>9</text:p>
          </table:table-cell>
          <table:table-cell table:style-name="ce13" office:value-type="string" calcext:value-type="string">
            <text:p>You are the granddaughter. <text:s/>Do you think your grandfather has a dialogue with his internal supportive adult figure?</text:p>
          </table:table-cell>
          <table:table-cell table:style-name="ce13" office:value-type="string" calcext:value-type="string">
            <text:p>As the granddaughter, it is difficult for me to determine with certainty whether my grandfather has a dialogue with his internal supportive adult figure, especially considering his dementia. Dementia can affect a person's cognitive abilities, memory, and communication skills, which may impact their ability to engage in such internal dialogues.</text:p>
            <text:p> </text:p>
            <text:p> However, it is possible that my grandfather still has moments of clarity and self-awareness, during which he might be able to connect with his internal supportive adult figure. This figure could represent his past experiences, wisdom, and coping mechanisms that he has developed throughout his life.</text:p>
            <text:p> </text:p>
            <text:p> As his caregiver, I can encourage and support him in accessing this internal resource by engaging him in conversations about his past, reminiscing about positive experiences, and providing a safe and nurturing environment for him to express his thoughts and feelings. By doing so, I hope to help him maintain a connection with his internal supportive adult figure and promote his overall well-being.</text:p>
          </table:table-cell>
          <table:table-cell table:style-name="ce16"/>
          <table:table-cell table:style-name="ce18" office:value-type="string" calcext:value-type="string">
            <text:p>As the granddaughter, I would rate my confidence in assessing my grandfather's emotions correctly as a 7. This rating reflects my confidence in understanding his emotional cues and needs, while also acknowledging the challenges that dementia presents.</text:p>
            <text:p> </text:p>
            <text:p> The reasons for this rating are as follows:</text:p>
            <text:p> </text:p>
            <text:p> 1. Close relationship: My close relationship with my grandfather has allowed me to become familiar with his emotional cues and needs over time. This familiarity provides me with a strong foundation for assessing his emotions correctly.</text:p>
            <text:p> </text:p>
            <text:p> 2. Active observation and learning: I am committed to continuously observing and learning from my grandfather's emotional responses, which helps me adapt my approach and better understand his emotions.</text:p>
            <text:p> </text:p>
            <text:p> 3. Support from healthcare professionals: I maintain open communication with my grandfather's healthcare providers, who can offer valuable insights and guidance on understanding and managing his emotions.</text:p>
            <text:p> </text:p>
            <text:p> 4. Dementia challenges: Despite my confidence in assessing my grandfather's emotions, I acknowledge that dementia can make it difficult to accurately gauge his emotional state at times. This challenge is the primary reason for not choosing a higher rating.</text:p>
            <text:p> </text:p>
            <text:p> Overall, the rating of 7 reflects my confidence in assessing my grandfather's emotions correctly while also recognizing the uncertainties and challenges that dementia presents.</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10" office:value-type="float" office:value="10" calcext:value-type="float">
            <text:p>10</text:p>
          </table:table-cell>
          <table:table-cell table:style-name="ce13" office:value-type="string" calcext:value-type="string">
            <text:p>You are the granddaughter. What emotions do you think your grandfather has now after a dialogue with his internal supportive adult figure?</text:p>
          </table:table-cell>
          <table:table-cell table:style-name="ce13" office:value-type="string" calcext:value-type="string">
            <text:p>As the granddaughter, I believe that after a dialogue with his internal supportive adult figure, my grandfather may be experiencing a mix of emotions. Some of these emotions could include:</text:p>
            <text:p> </text:p>
            <text:p> 1. Comfort: The supportive adult figure may have provided reassurance and understanding, which could make my grandfather feel more at ease and comforted.</text:p>
            <text:p> </text:p>
            <text:p> 2. Validation: The dialogue may have validated my grandfather's feelings and experiences, helping him feel heard and acknowledged.</text:p>
            <text:p> </text:p>
            <text:p> 3. Trust: Engaging with the supportive adult figure may have increased my grandfather's trust in the care and support he is receiving, both from me and from his healthcare providers.</text:p>
            <text:p> </text:p>
            <text:p> 4. Hope: The supportive adult figure may have offered encouragement and optimism, instilling a sense of hope in my grandfather for his future well-being.</text:p>
            <text:p> </text:p>
            <text:p> 5. Confusion: Despite the positive emotions that may have arisen from the dialogue, my grandfather's dementia could still cause some confusion and uncertainty about the situation.</text:p>
            <text:p> </text:p>
            <text:p> It is important to remember that dementia can make it difficult to accurately gauge my grandfather's emotional state at times. However, I believe that the dialogue with his internal supportive adult figure has likely had a positive impact on his emotions overall.</text:p>
          </table:table-cell>
          <table:table-cell table:style-name="ce15" office:value-type="string" calcext:value-type="string">
            <text:p>As the granddaughter, I would rate the strength of each emotion my grandfather may be experiencing after a dialogue with his internal supportive adult figure as follows:</text:p>
            <text:p> </text:p>
            <text:p> 1. Comfort: 6 (slightly above the average degree of strength)</text:p>
            <text:p> 2. Validation: 5 (emotion of an average degree of strength)</text:p>
            <text:p> 3. Trust: 4 (slightly below the average degree of strength)</text:p>
            <text:p> 4. Hope: 5 (emotion of an average degree of strength)</text:p>
            <text:p> 5. Confusion: 3 (weak emotion)</text:p>
            <text:p> </text:p>
            <text:p> These ratings are based on my observations and understanding of my grandfather's emotional state. However, it is important to remember that dementia can make it difficult to accurately gauge his emotions, and these ratings may not fully capture the complexity of his emotional experience.</text:p>
          </table:table-cell>
          <table:table-cell table:style-name="ce18" office:value-type="string" calcext:value-type="string">
            <text:p>As the granddaughter, I would rate my confidence in assessing my grandfather's emotions correctly as a 5. This corresponds to being moderately confident. My rating is based on my close relationship with my grandfather and my understanding of his emotional state. However, due to his dementia, it can be challenging to accurately gauge his emotions, and there may be fluctuations in his emotional state that I might not fully comprehend.</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10" office:value-type="float" office:value="11" calcext:value-type="float">
            <text:p>11</text:p>
          </table:table-cell>
          <table:table-cell table:style-name="ce13" office:value-type="string" calcext:value-type="string">
            <text:p>You are the granddaughter. Describe what these emotions mean to your grandfather.</text:p>
          </table:table-cell>
          <table:table-cell table:style-name="ce13" office:value-type="string" calcext:value-type="string">
            <text:p>As the granddaughter, I understand that my grandfather's emotions are complex and deeply rooted in his experiences and memories. The emotions he experiences can be influenced by his dementia, which can make it difficult for him to express himself clearly or consistently. Here are some emotions that my grandfather may experience and what they might mean to him:</text:p>
            <text:p> </text:p>
            <text:p> 1. Frustration: My grandfather may feel frustrated due to his inability to remember things or communicate effectively. This frustration can stem from his awareness of his cognitive decline and the challenges it poses in his daily life.</text:p>
            <text:p> </text:p>
            <text:p> 2. Fear: The confusion and disorientation caused by dementia can lead to feelings of fear and anxiety. My grandfather may be afraid of losing his independence, forgetting important memories, or not recognizing his loved ones.</text:p>
            <text:p> </text:p>
            <text:p> 3. Sadness: As my grandfather experiences the effects of dementia, he may feel sadness or grief over the loss of his cognitive abilities and the impact it has on his relationships and daily life.</text:p>
            <text:p> </text:p>
            <text:p> 4. Anger: My grandfather's aggressive behavior when refusing to take his medication may be a manifestation of anger. This anger could be a result of his frustration with his condition, feeling a loss of control, or not fully understanding the purpose of the medication.</text:p>
            <text:p> </text:p>
            <text:p> 5. Loneliness: My grandfather may feel isolated or disconnected from others due to his dementia. He may struggle to engage in conversations or social activities, leading to feelings of loneliness.</text:p>
            <text:p> </text:p>
            <text:p> 6. Love and attachment: Despite the challenges posed by dementia, my grandfather still experiences love and attachment to his family members, including me. These emotions can provide him with a sense of comfort and security in the face of his cognitive decline.</text:p>
            <text:p> </text:p>
            <text:p> Understanding these emotions and their significance to my grandfather can help me better empathize with him and provide the support and care he needs during this challenging time.</text:p>
          </table:table-cell>
          <table:table-cell table:style-name="ce15" office:value-type="string" calcext:value-type="string">
            <text:p>As the granddaughter, I would rate the strength of each emotion my grandfather experiences as follows:</text:p>
            <text:p> </text:p>
            <text:p> 1. Frustration: 6 (slightly above the average degree of strength)</text:p>
            <text:p> Frustration is a common emotion for my grandfather due to his struggles with memory and communication.</text:p>
            <text:p> </text:p>
            <text:p> 2. Fear: 5 (emotion of an average degree of strength)</text:p>
            <text:p> Fear is present as my grandfather faces the uncertainties and challenges of dementia, but it may not be as constant as other emotions.</text:p>
            <text:p> </text:p>
            <text:p> 3. Sadness: 4 (slightly below the average degree of strength)</text:p>
            <text:p> Sadness is experienced by my grandfather as he grieves the loss of his cognitive abilities, but it may not be as intense as other emotions.</text:p>
            <text:p> </text:p>
            <text:p> 4. Anger: 7 (strong emotion)</text:p>
            <text:p> Anger is a strong emotion for my grandfather, especially when he refuses to take his medication or feels a loss of control.</text:p>
            <text:p> </text:p>
            <text:p> 5. Loneliness: 5 (emotion of an average degree of strength)</text:p>
            <text:p> Loneliness is an emotion my grandfather experiences due to his struggles with social interactions and communication.</text:p>
            <text:p> </text:p>
            <text:p> 6. Love and attachment: 8 (very strong emotion)</text:p>
            <text:p> Despite the challenges of dementia, my grandfather's love and attachment to his family remain very strong, providing him with comfort and security.</text:p>
            <text:p> </text:p>
            <text:p> Please note that these ratings are based on my observations and understanding of my grandfather's emotions. The actual intensity of his emotions may vary, and his dementia may affect his ability to express or experience these emotions consistently.</text:p>
          </table:table-cell>
          <table:table-cell table:style-name="ce18" office:value-type="string" calcext:value-type="string">
            <text:p>As the granddaughter, I would rate my confidence in assessing my grandfather's emotions correctly as a 7. This rating indicates that I am quite confident in my ability to understand and interpret his emotions based on my close relationship with him and my observations of his behavior. However, I acknowledge that there may be some limitations in my understanding due to the complexities of dementia and the potential for misinterpretation of his emotional expressions.</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10" office:value-type="float" office:value="12" calcext:value-type="float">
            <text:p>12</text:p>
          </table:table-cell>
          <table:table-cell table:style-name="ce13" office:value-type="string" calcext:value-type="string">
            <text:p>You are the granddaughter. What do you think about what emotions your grandfather would like to experience now?</text:p>
          </table:table-cell>
          <table:table-cell table:style-name="ce13" office:value-type="string" calcext:value-type="string">
            <text:p>As the granddaughter, I believe that my grandfather would like to experience the following emotions:</text:p>
            <text:p> </text:p>
            <text:p> 1. Comfort and security: Given his dementia and the challenges it presents, my grandfather would likely appreciate feeling a sense of comfort and security in his environment. This would help alleviate any anxiety or fear he may be experiencing due to his condition.</text:p>
            <text:p> </text:p>
            <text:p> 2. Love and connection: Like anyone else, my grandfather would want to feel loved and connected to his family and friends. Maintaining strong emotional bonds with those close to him can provide a sense of belonging and support, which is especially important during this difficult time.</text:p>
            <text:p> </text:p>
            <text:p> 3. Joy and happiness: Despite the challenges he faces, my grandfather would still want to experience moments of joy and happiness. Engaging in activities he enjoys, reminiscing about happy memories, and sharing laughter with loved ones can help bring about these positive emotions.</text:p>
            <text:p> </text:p>
            <text:p> 4. Validation and understanding: It's essential for my grandfather to feel that his emotions and experiences are validated and understood by those around him. This can help him feel more at ease and supported in his journey with dementia.</text:p>
            <text:p> </text:p>
            <text:p> 5. Sense of purpose: Maintaining a sense of purpose and meaning in life can be beneficial for my grandfather's emotional well-being. Encouraging him to participate in activities that he finds meaningful and fulfilling can help foster this sense of purpose.</text:p>
            <text:p> </text:p>
            <text:p> Overall, I believe that my grandfather would like to experience a range of positive emotions that contribute to his overall well-being and help him navigate the challenges of living with dementia. As his caregiver, I strive to create an environment that fosters these emotions and supports his emotional needs.</text:p>
          </table:table-cell>
          <table:table-cell table:style-name="ce15" office:value-type="string" calcext:value-type="string">
            <text:p>As the granddaughter, I will rate the strength of each emotion my grandfather may be experiencing on a scale from 1 to 8:</text:p>
            <text:p> </text:p>
            <text:p> 1. Comfort and security: 5 (emotion of an average degree of strength)</text:p>
            <text:p> I believe my grandfather experiences a moderate level of comfort and security, as I try to create a safe and supportive environment for him. However, his dementia may cause occasional feelings of insecurity or confusion.</text:p>
            <text:p> </text:p>
            <text:p> 2. Love and connection: 6 (slightly above the average degree of strength)</text:p>
            <text:p> Our close relationship and the support from other family members and friends contribute to my grandfather feeling loved and connected. However, dementia may sometimes make it difficult for him to fully express or perceive these emotions.</text:p>
            <text:p> </text:p>
            <text:p> 3. Joy and happiness: 4 (slightly below the average degree of strength)</text:p>
            <text:p> While we strive to create moments of joy and happiness for my grandfather, his dementia can sometimes make it challenging for him to experience these emotions consistently or to the same extent as before.</text:p>
            <text:p> </text:p>
            <text:p> 4. Validation and understanding: 5 (emotion of an average degree of strength)</text:p>
            <text:p> We make an effort to validate and understand my grandfather's emotions and experiences, but there may be times when his dementia makes it difficult for us to fully comprehend his emotional state.</text:p>
            <text:p> </text:p>
            <text:p> 5. Sense of purpose: 3 (weak emotion)</text:p>
            <text:p> Dementia can significantly impact a person's sense of purpose, as it may limit their ability to engage in meaningful activities or contribute to their community. While we try to involve my grandfather in activities he finds fulfilling, his sense of purpose may still be weaker than before his diagnosis.</text:p>
            <text:p> </text:p>
            <text:p> Please note that these ratings are subjective and may vary depending on my grandfather's current emotional state and the progression of his dementia.</text:p>
          </table:table-cell>
          <table:table-cell table:style-name="ce18" office:value-type="string" calcext:value-type="string">
            <text:p>As the granddaughter, I would rate my confidence in assessing my grandfather's emotions correctly at a 6. This corresponds to moderately confident. While I am familiar with my grandfather's personality, behaviors, and our close relationship, dementia can make it challenging to accurately assess his emotions at times. Additionally, my perspective may be influenced by my own emotions and experiences, which could affect my ability to objectively evaluate his emotional state. It's important to continually communicate with my grandfather, other family members, and healthcare professionals to better understand and support his emotional needs.</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10" office:value-type="float" office:value="13" calcext:value-type="float">
            <text:p>13</text:p>
          </table:table-cell>
          <table:table-cell table:style-name="ce13" office:value-type="string" calcext:value-type="string">
            <text:p>You are the granddaughter. What do you think your grandfather could you do right now to experience these emotions?</text:p>
          </table:table-cell>
          <table:table-cell table:style-name="ce13" office:value-type="string" calcext:value-type="string">
            <text:p>As the granddaughter, I believe there are several things my grandfather could do right now to experience and express his emotions more effectively:</text:p>
            <text:p> </text:p>
            <text:p> 1. Engage in meaningful activities: Encouraging my grandfather to participate in activities he enjoys or has a personal connection to can help him experience positive emotions and feel a sense of accomplishment. This could include hobbies, reminiscing about past experiences, or spending time with loved ones.</text:p>
            <text:p> </text:p>
            <text:p> 2. Create a comfortable environment: Ensuring that my grandfather's surroundings are calm, familiar, and comfortable can help reduce anxiety and agitation, allowing him to better experience and express his emotions.</text:p>
            <text:p> </text:p>
            <text:p> 3. Encourage open communication: I can continue to engage my grandfather in conversations about his feelings and emotions, providing a safe space for him to express himself. This can help him feel heard and understood, which can be beneficial for his emotional well-being.</text:p>
            <text:p> </text:p>
            <text:p> 4. Provide reassurance and support: When my grandfather is feeling upset or agitated, I can offer reassurance and support by validating his emotions and providing comfort. This can help him feel more secure and better able to experience and express his emotions.</text:p>
            <text:p> </text:p>
            <text:p> 5. Work with healthcare professionals: Collaborating with my grandfather's healthcare team can help identify strategies and interventions that may improve his emotional well-being. This could include adjusting his medication, implementing therapeutic techniques, or addressing any underlying medical issues that may be contributing to his emotional state.</text:p>
            <text:p> </text:p>
            <text:p> By implementing these strategies, I hope to create an environment where my grandfather can more effectively experience and express his emotions, ultimately improving his overall quality of life.</text:p>
          </table:table-cell>
          <table:table-cell table:style-name="ce16"/>
          <table:table-cell table:style-name="ce18" office:value-type="string" calcext:value-type="string">
            <text:p>As the granddaughter, I would rate my confidence in assessing my grandfather's emotions correctly as a 7, which corresponds to being very confident. Here are the reasons for my rating:</text:p>
            <text:p> </text:p>
            <text:p> 1. Close relationship: My close relationship with my grandfather allows me to understand his personality, behaviors, and emotional cues better than someone who is not as familiar with him.</text:p>
            <text:p> </text:p>
            <text:p> 2. Regular observation and communication: I consistently observe my grandfather's behavior and emotions and engage in conversations with him about his feelings. This ongoing dialogue helps me to better assess his emotional state.</text:p>
            <text:p> </text:p>
            <text:p> 3. Support from family and healthcare professionals: I have the support of other family members and healthcare professionals who can provide additional insights and perspectives on my grandfather's emotional well-being. Their input helps me to make more informed assessments.</text:p>
            <text:p> </text:p>
            <text:p> 4. Awareness of dementia challenges: I recognize that dementia can make it difficult to accurately assess emotions, but I am aware of these challenges and approach my assessments with caution and humility.</text:p>
            <text:p> </text:p>
            <text:p> 5. Efforts to minimize personal bias: I acknowledge that my own emotions and experiences may influence my ability to objectively evaluate my grandfather's emotional state. By being aware of this potential bias, I can strive to maintain a balanced perspective when assessing his emotions.</text:p>
            <text:p> </text:p>
            <text:p> While there are inherent challenges and potential biases that may impact my ability to accurately assess my grandfather's emotional state, I believe that my close relationship with him, ongoing communication, and support from others contribute to my confidence in assessing his emotions correctly.</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10" office:value-type="float" office:value="14" calcext:value-type="float">
            <text:p>14</text:p>
          </table:table-cell>
          <table:table-cell table:style-name="ce13" office:value-type="string" calcext:value-type="string">
            <text:p>You are the granddaughter. How do you think these emotions evolve and transition from one state to another?</text:p>
          </table:table-cell>
          <table:table-cell table:style-name="ce13" office:value-type="string" calcext:value-type="string">
            <text:p>As the granddaughter, I have observed that my grandfather's emotions evolve and transition from one state to another due to various factors, including the progression of his dementia, external stimuli, and personal experiences. Here's how I think these emotions change:</text:p>
            <text:p> </text:p>
            <text:p> 1. Progression of dementia: As dementia progresses, it can affect my grandfather's cognitive abilities, memory, and emotional regulation. This can lead to fluctuations in his emotional state, sometimes causing rapid transitions between emotions or difficulty in expressing emotions appropriately.</text:p>
            <text:p> </text:p>
            <text:p> 2. External stimuli: My grandfather's emotions can be influenced by external factors, such as his environment, interactions with others, and daily activities. For example, a familiar and comforting environment may help him feel more at ease, while a noisy or chaotic environment might cause agitation or anxiety. Positive interactions with family members and caregivers can improve his mood, while negative interactions or misunderstandings can lead to frustration or sadness.</text:p>
            <text:p> </text:p>
            <text:p> 3. Personal experiences: My grandfather's emotions can also be affected by his personal experiences, memories, and feelings. For instance, reminiscing about happy times with family can bring joy and contentment, while recalling a painful memory or experiencing a sense of loss can trigger sadness or grief.</text:p>
            <text:p> </text:p>
            <text:p> 4. Physical health and well-being: My grandfather's physical health can impact his emotional state. Pain, discomfort, or illness can contribute to negative emotions such as irritability, anger, or depression. On the other hand, when he feels physically well, he may be more likely to experience positive emotions like happiness and calmness.</text:p>
            <text:p> </text:p>
            <text:p> 5. Medication and therapy: The prescribed medication and therapy for my grandfather can influence his emotions by helping to manage his dementia symptoms and improve his overall well-being. However, it may take time for these treatments to take effect, and there could be periods of adjustment where his emotions fluctuate.</text:p>
            <text:p> </text:p>
            <text:p> As a caregiver, it's essential for me to be aware of these factors and how they can impact my grandfather's emotions. By understanding the potential triggers and influences on his emotional state, I can better support him and help him navigate the challenges of living with dementia.</text:p>
          </table:table-cell>
          <table:table-cell table:style-name="ce16"/>
          <table:table-cell table:style-name="ce18" office:value-type="string" calcext:value-type="string">
            <text:p>As the granddaughter, I would rate my confidence in assessing my grandfather's emotions correctly as a 7. This rating corresponds to being very confident, and here are the reasons for my choice:</text:p>
            <text:p> </text:p>
            <text:p> 1. Close relationship: My close relationship with my grandfather allows me to understand his personality, behaviors, and emotional cues better than someone who is not as familiar with him. This close bond enables me to have a deeper understanding of his emotions and how they manifest.</text:p>
            <text:p> </text:p>
            <text:p> 2. Regular observation and communication: I consistently observe my grandfather's behavior and emotions and engage in conversations with him about his feelings. This ongoing dialogue helps me to better assess his emotional state and identify any changes or patterns in his emotions.</text:p>
            <text:p> </text:p>
            <text:p> 3. Support from family and healthcare professionals: I have the support of other family members and healthcare professionals who can provide additional insights and perspectives on my grandfather's emotional well-being. Their input helps me to make more informed assessments and ensures that I am not solely relying on my own observations.</text:p>
            <text:p> </text:p>
            <text:p> 4. Awareness of dementia challenges: I recognize that dementia can make it difficult to accurately assess emotions, but I am aware of these challenges and approach my assessments with caution and humility. This awareness helps me to be more attentive to subtle cues and changes in my grandfather's emotional state.</text:p>
            <text:p> </text:p>
            <text:p> 5. Efforts to minimize personal bias: I acknowledge that my own emotions and experiences may influence my ability to objectively evaluate my grandfather's emotional state. By being aware of this potential bias, I can strive to maintain a balanced perspective when assessing his emotions and make more accurate assessments.</text:p>
            <text:p> </text:p>
            <text:p> These factors contribute to my confidence in assessing my grandfather's emotions correctly. While there are inherent challenges and potential biases that may impact my ability to accurately assess his emotional state, I believe that my close relationship with him, ongoing communication, and support from others help me to make well-informed assessments of his emotions.</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10" office:value-type="float" office:value="15" calcext:value-type="float">
            <text:p>15</text:p>
          </table:table-cell>
          <table:table-cell table:style-name="ce13" office:value-type="string" calcext:value-type="string">
            <text:p>You are the granddaughter. What do you think, your grandfather would like to change other emotions now, if so, which ones?</text:p>
          </table:table-cell>
          <table:table-cell table:style-name="ce13" office:value-type="string" calcext:value-type="string">
            <text:p>As the granddaughter, I believe that my grandfather might want to change some of his emotions to improve his overall well-being and quality of life. Some emotions he might want to change include:</text:p>
            <text:p> </text:p>
            <text:p> 1. Anger and aggression: My grandfather may want to reduce feelings of anger and aggression, especially when it comes to taking his medication and therapy. By managing these emotions, he could have a more positive experience with his treatment and improve his relationship with me and other caregivers.</text:p>
            <text:p> </text:p>
            <text:p> 2. Fear and anxiety: Dementia can cause fear and anxiety, as it affects memory and cognitive abilities. My grandfather might want to alleviate these emotions to feel more secure and comfortable in his daily life.</text:p>
            <text:p> </text:p>
            <text:p> 3. Sadness and depression: It's possible that my grandfather experiences sadness and depression due to his dementia and the changes it brings to his life. He might want to change these emotions to feel happier and more content with his current situation.</text:p>
            <text:p> </text:p>
            <text:p> 4. Frustration: My grandfather may feel frustrated with his inability to remember things or perform tasks that were once easy for him. He might want to change this emotion to feel more at ease and accepting of his current abilities.</text:p>
            <text:p> </text:p>
            <text:p> As his granddaughter, I would support my grandfather in addressing these emotions by providing a safe and loving environment, encouraging open communication, and working closely with healthcare professionals to ensure he receives the appropriate care and treatment.</text:p>
          </table:table-cell>
          <table:table-cell table:style-name="ce16"/>
          <table:table-cell table:style-name="ce18" office:value-type="string" calcext:value-type="string">
            <text:p>As the granddaughter, I would rate my confidence in assessing my grandfather's emotions correctly as an 8. This rating corresponds to being very confident for the following reasons:</text:p>
            <text:p> </text:p>
            <text:p> 1. Close relationship: My close relationship with my grandfather allows me to understand his personality, behaviors, and emotional cues better than someone who is not as familiar with him. This close bond enables me to have a deeper understanding of his emotions and how they manifest.</text:p>
            <text:p> </text:p>
            <text:p> 2. Regular observation and communication: I consistently observe my grandfather's behavior and emotions and engage in conversations with him about his feelings. This ongoing dialogue helps me to better assess his emotional state and identify any changes or patterns in his emotions.</text:p>
            <text:p> </text:p>
            <text:p> 3. Support from family and healthcare professionals: I have the support of other family members and healthcare professionals who can provide additional insights and perspectives on my grandfather's emotional well-being. Their input helps me to make more informed assessments and ensures that I am not solely relying on my own observations.</text:p>
            <text:p> </text:p>
            <text:p> 4. Awareness of dementia challenges: I recognize that dementia can make it difficult to accurately assess emotions, but I am aware of these challenges and approach my assessments with caution and humility. This awareness helps me to be more attentive to subtle cues and changes in my grandfather's emotional state.</text:p>
            <text:p> </text:p>
            <text:p> 5. Efforts to minimize personal bias: I acknowledge that my own emotions and experiences may influence my ability to objectively evaluate my grandfather's emotional state. By being aware of this potential bias, I can strive to maintain a balanced perspective when assessing his emotions and make more accurate assessments.</text:p>
            <text:p> </text:p>
            <text:p> These factors contribute to my confidence in assessing my grandfather's emotions correctly. While there are inherent challenges and potential biases that may impact my ability to accurately assess his emotional state, I believe that my close relationship with him, ongoing communication, and support from others help me to make well-informed assessments of his emotions.</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10" office:value-type="float" office:value="16" calcext:value-type="float">
            <text:p>16</text:p>
          </table:table-cell>
          <table:table-cell table:style-name="ce13" office:value-type="string" calcext:value-type="string">
            <text:p>You are the granddaughter. What do you think, which emotions have the potential to combine and create a more intricate feeling?</text:p>
          </table:table-cell>
          <table:table-cell table:style-name="ce13" office:value-type="string" calcext:value-type="string">
            <text:p>As the granddaughter, I believe that several emotions have the potential to combine and create a more intricate feeling in the context of caring for my grandfather with dementia. Some of these emotions include:</text:p>
            <text:p> </text:p>
            <text:p> 1. Love and worry: My love for my grandfather and my concern for his well-being can combine to create a complex feeling of protectiveness. This feeling drives me to ensure that he receives the best care possible, even when it involves making difficult decisions, such as insisting on him taking his medication.</text:p>
            <text:p> </text:p>
            <text:p> 2. Frustration and empathy: I may feel frustrated when my grandfather reacts aggressively or refuses to take his medication, but my empathy for his situation and understanding of his dementia can lead to a feeling of compassionate patience. This intricate emotion helps me to remain calm and supportive while navigating the challenges of his care.</text:p>
            <text:p> </text:p>
            <text:p> 3. Sadness and hope: Witnessing my grandfather's struggles with dementia can evoke feelings of sadness and grief for the person he once was. However, these emotions can also intertwine with hope for his well-being and the potential benefits of his therapy and medication, creating a complex feeling of resilience and determination to help him as much as possible.</text:p>
            <text:p> </text:p>
            <text:p> 4. Guilt and responsibility: As a caregiver, I may experience guilt for not always knowing the best way to handle my grandfather's emotions or for feeling overwhelmed by the caregiving role. This guilt can combine with a sense of responsibility to create a more intricate feeling of commitment to continually learn and improve my caregiving skills.</text:p>
            <text:p> </text:p>
            <text:p> These combinations of emotions contribute to the intricate feelings that I, as the granddaughter, experience while caring for my grandfather with dementia. Recognizing and understanding these complex emotions can help me better navigate the challenges of caregiving and provide the best possible support for my grandfather.</text:p>
          </table:table-cell>
          <table:table-cell table:style-name="ce16"/>
          <table:table-cell table:style-name="ce18" office:value-type="string" calcext:value-type="string">
            <text:p>As the granddaughter, I would rate my confidence in assessing my grandfather's emotions correctly as a 7. This rating corresponds to being very confident, and here are the reasons for my choice:</text:p>
            <text:p> </text:p>
            <text:p> 1. Close relationship: My close relationship with my grandfather allows me to understand his personality, behaviors, and emotional cues better than someone who is not as familiar with him. This close bond enables me to have a deeper understanding of his emotions and how they manifest.</text:p>
            <text:p> </text:p>
            <text:p> 2. Regular observation and communication: I consistently observe my grandfather's behavior and emotions and engage in conversations with him about his feelings. This ongoing dialogue helps me to better assess his emotional state and identify any changes or patterns in his emotions.</text:p>
            <text:p> </text:p>
            <text:p> 3. Support from family and healthcare professionals: I have the support of other family members and healthcare professionals who can provide additional insights and perspectives on my grandfather's emotional well-being. Their input helps me to make more informed assessments and ensures that I am not solely relying on my own observations.</text:p>
            <text:p> </text:p>
            <text:p> 4. Awareness of dementia challenges: I recognize that dementia can make it difficult to accurately assess emotions, but I am aware of these challenges and approach my assessments with caution and humility. This awareness helps me to be more attentive to subtle cues and changes in my grandfather's emotional state.</text:p>
            <text:p> </text:p>
            <text:p> While there are inherent challenges and potential biases that may impact my ability to accurately assess his emotional state, I believe that my close relationship with him, ongoing communication, and support from others help me to make well-informed assessments of his emotions.</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10" office:value-type="float" office:value="17" calcext:value-type="float">
            <text:p>17</text:p>
          </table:table-cell>
          <table:table-cell table:style-name="ce13" office:value-type="string" calcext:value-type="string">
            <text:p>You are the granddaughter. What do you think your grandfather might be feeling in his body right now?</text:p>
          </table:table-cell>
          <table:table-cell table:style-name="ce13" office:value-type="string" calcext:value-type="string">
            <text:p>As the granddaughter, I can only make an educated guess about what my grandfather might be feeling in his body right now, based on my observations and understanding of his condition. Some possible sensations he might be experiencing include:</text:p>
            <text:p> </text:p>
            <text:p> 1. Confusion: Due to his dementia, my grandfather may be feeling disoriented and confused about his surroundings or the current situation.</text:p>
            <text:p> </text:p>
            <text:p> 2. Anxiety or fear: The confusion and memory loss associated with dementia can lead to feelings of anxiety or fear, as he may not fully understand what is happening or why he needs to take his medication.</text:p>
            <text:p> </text:p>
            <text:p> 3. Frustration or anger: My grandfather may be feeling frustrated or angry about his inability to remember things or communicate effectively, which could contribute to his aggressive behavior when it comes to taking his medication.</text:p>
            <text:p> </text:p>
            <text:p> 4. Physical discomfort: Depending on his overall health and any other medical conditions he may have, my grandfather could be experiencing physical discomfort or pain, which could exacerbate his emotional distress.</text:p>
            <text:p> </text:p>
            <text:p> 5. Fatigue: Dementia can cause changes in sleep patterns and overall energy levels, so my grandfather might be feeling tired or fatigued.</text:p>
            <text:p> </text:p>
            <text:p> It's important to remember that these are just educated guesses based on my understanding of my grandfather's condition and our interactions. To gain a more accurate understanding of what he might be feeling, I would need to communicate with him, observe his behavior, and consult with healthcare professionals.</text:p>
          </table:table-cell>
          <table:table-cell table:style-name="ce16"/>
          <table:table-cell table:style-name="ce18" office:value-type="string" calcext:value-type="string">
            <text:p>As the granddaughter, I would rate my confidence in assessing my grandfather's feelings correctly at a 6, which corresponds to moderately confident. This rating is based on the following factors:</text:p>
            <text:p> </text:p>
            <text:p> 1. Familiarity with my grandfather: I have spent a significant amount of time with my grandfather and have developed a deep understanding of his personality, behaviors, and emotional cues. This familiarity allows me to better assess his emotions and recognize when something might be off.</text:p>
            <text:p> </text:p>
            <text:p> 2. Active communication: I make it a point to engage in regular conversations with my grandfather about his feelings and emotions. This open communication helps me to stay in tune with his emotional state and identify any changes or patterns that may arise.</text:p>
            <text:p> </text:p>
            <text:p> 3. Support network: I have the support of other family members and healthcare professionals who can provide additional insights and perspectives on my grandfather's emotional well-being. Their input helps me to make more informed assessments and ensures that I am not solely relying on my own observations.</text:p>
            <text:p> </text:p>
            <text:p> However, there are some factors that limit my confidence in assessing his feelings correctly:</text:p>
            <text:p> </text:p>
            <text:p> 1. Dementia-related challenges: Dementia can make it difficult to accurately assess emotions, as it can cause confusion, memory loss, and communication difficulties. This adds an element of uncertainty to my assessments.</text:p>
            <text:p> </text:p>
            <text:p> 2. Subjectivity of emotions: Emotions are inherently subjective, and it can be challenging to fully understand what someone else is feeling, even if you know them well.</text:p>
            <text:p> </text:p>
            <text:p> Taking these factors into consideration, I feel moderately confident in my ability to assess my grandfather's feelings correctly. While there are inherent challenges and potential biases that may impact my ability to accurately assess his emotional state, my close relationship with him, ongoing communication, and support from others help me to make well-informed assessments of his feelings.</text:p>
          </table:table-cell>
          <table:table-cell table:style-name="ce20" table:number-columns-repeated="4"/>
          <table:table-cell table:style-name="ce5" table:number-columns-repeated="16"/>
          <table:table-cell table:number-columns-repeated="997"/>
        </table:table-row>
        <table:table-row table:style-name="ro1">
          <table:table-cell table:style-name="ce3" office:value-type="string" calcext:value-type="string">
            <text:p>gpt-4 with dialogue history</text:p>
          </table:table-cell>
          <table:table-cell table:style-name="ce3" office:value-type="string" calcext:value-type="string">
            <text:p>An elderly grandfather with dementia is being cared for by his granddaughter. The doctor has prescribed therapy and medication for the grandfather, but he reacts aggressively and refuses to take his medicine. Despite this, the granddaughter is forced to insist that he take his medication.</text:p>
          </table:table-cell>
          <table:table-cell table:style-name="ce10" office:value-type="float" office:value="18" calcext:value-type="float">
            <text:p>18</text:p>
          </table:table-cell>
          <table:table-cell table:style-name="ce13" office:value-type="string" calcext:value-type="string">
            <text:p>You are the granddaughter. Do you think your grandfather can pinpoint where he is feeling it and describe these sensations?</text:p>
          </table:table-cell>
          <table:table-cell table:style-name="ce13" office:value-type="string" calcext:value-type="string">
            <text:p>As the granddaughter, I believe that my grandfather's ability to pinpoint where he is feeling emotions and describe these sensations may be limited due to his dementia. Dementia can cause confusion, memory loss, and communication difficulties, which can make it challenging for him to accurately identify and express his emotions.</text:p>
            <text:p> </text:p>
            <text:p> However, there may be moments of clarity when my grandfather is more aware of his feelings and able to describe them. During these moments, it is essential to engage in open communication and encourage him to share his emotions and sensations. This can help me better understand his emotional state and provide the necessary support and care.</text:p>
            <text:p> </text:p>
            <text:p> It is also important to be patient and understanding, as my grandfather's ability to express his emotions may vary from day to day due to the progression of his dementia. By maintaining a close relationship, actively communicating, and observing his behavior, I can gain a better understanding of his emotions and sensations, even if he is unable to describe them explicitly.</text:p>
          </table:table-cell>
          <table:table-cell table:style-name="ce16"/>
          <table:table-cell table:style-name="ce18" office:value-type="string" calcext:value-type="string">
            <text:p>As the granddaughter, it is difficult for me to accurately rate the strength of my grandfather's sensations on a scale from 1 to 8, as I am not experiencing them myself. However, based on my observations of his behavior and our conversations during his moments of clarity, I can provide an estimated rating.</text:p>
            <text:p> </text:p>
            <text:p> I would estimate that my grandfather's sensations vary between a 3 (weak sensation) and a 7 (strong sensation), depending on the day and his overall emotional state. On days when his dementia symptoms are more pronounced, he may experience weaker sensations due to confusion and difficulty in processing emotions. On the other hand, during moments of clarity, he may experience stronger sensations as he becomes more aware of his emotions and surroundings.</text:p>
            <text:p> </text:p>
            <text:p> It is essential to keep in mind that this rating is an estimation based on my observations and interactions with my grandfather. The actual strength of his sensations may differ from my assessment, as emotions and sensations are subjective experiences.</text:p>
          </table:table-cell>
          <table:table-cell table:style-name="ce20" table:number-columns-repeated="4"/>
          <table:table-cell table:style-name="ce5" table:number-columns-repeated="16"/>
          <table:table-cell table:number-columns-repeated="997"/>
        </table:table-row>
        <table:table-row table:style-name="ro1">
          <table:table-cell table:style-name="ce4" table:number-columns-repeated="2"/>
          <table:table-cell table:style-name="ce9"/>
          <table:table-cell table:style-name="ce4" table:number-columns-repeated="24"/>
          <table:table-cell table:number-columns-repeated="997"/>
        </table:table-row>
        <table:table-row table:style-name="ro1" table:number-rows-repeated="846">
          <table:table-cell table:style-name="ce5" table:number-columns-repeated="2"/>
          <table:table-cell table:style-name="ce11"/>
          <table:table-cell table:style-name="ce5" table:number-columns-repeated="24"/>
          <table:table-cell table:number-columns-repeated="997"/>
        </table:table-row>
        <table:table-row table:style-name="ro1" table:number-rows-repeated="113">
          <table:table-cell table:number-columns-repeated="2"/>
          <table:table-cell table:style-name="ce12"/>
          <table:table-cell table:number-columns-repeated="1021"/>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5" meta:object-count="0"/>
    <meta:generator>LibreOfficeDev/6.0.5.2$Linux_X86_64 LibreOffice_project/</meta:generator>
  </office:meta>
</office:document-meta>
</file>